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color="#ff0000" draw:fill-color="#ff0000" draw:opacity="10%" draw:textarea-horizontal-align="justify" draw:textarea-vertical-align="middle" draw:auto-grow-height="false" fo:min-height="15.733cm" fo:min-width="74.276cm"/>
      <style:paragraph-properties style:writing-mode="lr-tb"/>
    </style:style>
    <style:style style:name="gr2" style:family="graphic" style:parent-style-name="standard">
      <style:graphic-properties draw:stroke="dash" draw:stroke-dash="Long_20_Dash" svg:stroke-color="#ff8000" draw:fill-color="#ff8000" draw:opacity="10%" draw:textarea-horizontal-align="justify" draw:textarea-vertical-align="middle" draw:auto-grow-height="false" fo:min-height="16.514cm" fo:min-width="74.276cm"/>
      <style:paragraph-properties style:writing-mode="lr-tb"/>
    </style:style>
    <style:style style:name="gr3" style:family="graphic" style:parent-style-name="standard">
      <style:graphic-properties draw:stroke="dash" draw:stroke-dash="Long_20_Dash" svg:stroke-color="#00a933" draw:fill-color="#00a933" draw:opacity="10%" draw:textarea-horizontal-align="justify" draw:textarea-vertical-align="middle" draw:auto-grow-height="false" fo:min-height="52.201cm" fo:min-width="74.276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botto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 style:list-style-name="L1">
      <style:graphic-properties svg:stroke-width="0.035cm" svg:stroke-color="#000000" draw:marker-start-width="0.252cm" draw:marker-end="Arrow" draw:marker-end-width="0.352cm" draw:fill="solid" draw:textarea-vertical-align="botto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7.47cm" fo:min-width="5.08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 fo:min-height="1.782cm" fo:min-width="6.485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top" draw:auto-grow-height="false" fo:min-height="1.655cm" fo:min-width="6.48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3.941cm" fo:min-width="6.104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4.703cm" fo:min-width="6.104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2.544cm" fo:min-width="6.48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3.687cm" fo:min-width="6.104cm"/>
      <style:paragraph-properties style:writing-mode="lr-tb"/>
    </style:style>
    <style:style style:name="gr13" style:family="graphic" style:parent-style-name="standard">
      <style:graphic-properties svg:stroke-color="#000000" draw:marker-end="Arrow" draw:textarea-vertical-align="middle"/>
    </style:style>
    <style:style style:name="gr14" style:family="graphic" style:parent-style-name="objectwithoutfill">
      <style:graphic-properties svg:stroke-width="0.035cm" svg:stroke-color="#2a6099" draw:marker-start-width="0.252cm" draw:marker-end="Arrow" draw:marker-end-width="0.352cm" draw:fill="solid" draw:textarea-vertical-align="botto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894cm" fo:min-width="0.644cm"/>
      <style:paragraph-properties style:writing-mode="lr-tb"/>
    </style:style>
    <style:style style:name="gr16" style:family="graphic" style:parent-style-name="standard">
      <style:graphic-properties draw:marker-end="Arrow" draw:textarea-vertical-align="middle"/>
    </style:style>
    <style:style style:name="gr17" style:family="graphic" style:parent-style-name="standard">
      <style:graphic-properties svg:stroke-color="#2a6099" draw:marker-end="Arrow" draw:textarea-vertical-align="middle"/>
    </style:style>
    <style:style style:name="gr18" style:family="graphic" style:parent-style-name="standard">
      <style:graphic-properties svg:stroke-color="#ff0000" draw:marker-end="Arrow" draw:textarea-vertical-align="middle"/>
    </style:style>
    <style:style style:name="gr19" style:family="graphic" style:parent-style-name="standard">
      <style:graphic-properties svg:stroke-color="#000000" draw:marker-end="Arrow" draw:textarea-vertical-align="middle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top" draw:auto-grow-height="false" fo:min-height="7.472cm" fo:min-width="5.088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top" draw:auto-grow-height="false" fo:min-height="7.472cm" fo:min-width="5.085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8.513cm" fo:min-width="17.788cm"/>
      <style:paragraph-properties style:writing-mode="lr-tb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top" draw:auto-grow-height="false" fo:min-height="0.693cm" fo:min-width="3.243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top" draw:auto-grow-height="false" fo:min-height="1.325cm" fo:min-width="3.854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style:paragraph-properties fo:text-align="end" style:writing-mode="lr-tb"/>
      <style:text-properties fo:color="#ff0000" loext:opacity="100%" style:font-name="FreeMono1" fo:font-size="200pt" fo:font-weight="bold" style:font-size-asian="200pt" style:font-weight-asian="bold" style:font-size-complex="200pt" style:font-weight-complex="bold"/>
    </style:style>
    <style:style style:name="P2" style:family="paragraph">
      <loext:graphic-properties draw:fill-color="#ff0000" draw:opacity="10%"/>
      <style:paragraph-properties fo:text-align="end" style:writing-mode="lr-tb"/>
      <style:text-properties fo:color="#ff0000" loext:opacity="100%" style:font-name="FreeMono1" fo:font-size="200pt" fo:font-weight="bold" style:font-size-asian="200pt" style:font-weight-asian="bold" style:font-size-complex="200pt" style:font-weight-complex="bold"/>
    </style:style>
    <style:style style:name="P3" style:family="paragraph">
      <style:paragraph-properties fo:text-align="end" style:writing-mode="lr-tb"/>
      <style:text-properties fo:color="#ff8000" loext:opacity="100%" style:font-name="FreeMono1" fo:font-size="200pt" fo:font-weight="bold" style:font-size-asian="200pt" style:font-weight-asian="bold" style:font-size-complex="200pt" style:font-weight-complex="bold"/>
    </style:style>
    <style:style style:name="P4" style:family="paragraph">
      <loext:graphic-properties draw:fill-color="#ff8000" draw:opacity="10%"/>
      <style:paragraph-properties fo:text-align="end" style:writing-mode="lr-tb"/>
      <style:text-properties fo:color="#ff8000" loext:opacity="100%" style:font-name="FreeMono1" fo:font-size="200pt" fo:font-weight="bold" style:font-size-asian="200pt" style:font-weight-asian="bold" style:font-size-complex="200pt" style:font-weight-complex="bold"/>
    </style:style>
    <style:style style:name="P5" style:family="paragraph">
      <style:paragraph-properties fo:text-align="end" style:writing-mode="lr-tb"/>
      <style:text-properties fo:color="#00a933" loext:opacity="100%" style:font-name="FreeMono1" fo:font-size="200pt" fo:font-weight="bold" style:font-size-asian="200pt" style:font-weight-asian="bold" style:font-size-complex="200pt" style:font-weight-complex="bold"/>
    </style:style>
    <style:style style:name="P6" style:family="paragraph">
      <loext:graphic-properties draw:fill-color="#00a933" draw:opacity="10%"/>
      <style:paragraph-properties fo:text-align="end" style:writing-mode="lr-tb"/>
      <style:text-properties fo:color="#00a933" loext:opacity="100%" style:font-name="FreeMono1" fo:font-size="200pt" fo:font-weight="bold" style:font-size-asian="200pt" style:font-weight-asian="bold" style:font-size-complex="200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solid"/>
      <style:paragraph-properties fo:text-align="start" style:writing-mode="lr-tb"/>
      <style:text-properties style:font-name="FreeMono1" fo:language="en" fo:country="US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solid"/>
      <style:paragraph-properties fo:margin-left="0cm" fo:margin-right="0cm" fo:margin-top="0cm" fo:margin-bottom="0cm" fo:line-height="100%" fo:text-align="start" fo:text-indent="0cm" style:writing-mode="lr-tb"/>
      <style:text-properties style:font-name="FreeMono1" fo:language="en" fo:country="US"/>
    </style:style>
    <style:style style:name="P11" style:family="paragraph">
      <style:paragraph-properties fo:text-align="center" style:writing-mode="lr-tb"/>
      <style:text-properties style:font-name="FreeMono1"/>
    </style:style>
    <style:style style:name="P12" style:family="paragraph">
      <loext:graphic-properties draw:fill-color="#ffffff"/>
      <style:paragraph-properties fo:text-align="center" style:writing-mode="lr-tb"/>
      <style:text-properties style:font-name="FreeMono1"/>
    </style:style>
    <style:style style:name="P13" style:family="paragraph">
      <style:paragraph-properties fo:text-align="center"/>
    </style:style>
    <style:style style:name="P14" style:family="paragraph">
      <loext:graphic-properties draw:fill="solid"/>
      <style:paragraph-properties fo:text-align="start" style:writing-mode="lr-tb"/>
      <style:text-properties fo:color="#2a6099" loext:opacity="100%" style:font-name="FreeMono1" fo:language="en" fo:country="US"/>
    </style:style>
    <style:style style:name="P15" style:family="paragraph">
      <style:paragraph-properties fo:text-align="center" style:writing-mode="lr-tb"/>
      <style:text-properties style:font-name="FreeMono1" fo:font-size="28pt" style:font-size-asian="28pt" style:font-size-complex="28pt"/>
    </style:style>
    <style:style style:name="P16" style:family="paragraph">
      <loext:graphic-properties draw:fill-color="#ffffff"/>
      <style:paragraph-properties fo:text-align="center" style:writing-mode="lr-tb"/>
      <style:text-properties style:font-name="FreeMono1" fo:font-size="28pt" style:font-size-asian="28pt" style:font-size-complex="28pt"/>
    </style:style>
    <style:style style:name="P17" style:family="paragraph">
      <style:paragraph-properties fo:text-align="center" style:writing-mode="lr-tb"/>
      <style:text-properties fo:color="#c9211e" loext:opacity="100%" style:font-name="FreeMono1"/>
    </style:style>
    <style:style style:name="P18" style:family="paragraph">
      <loext:graphic-properties draw:fill-color="#ffffff"/>
      <style:paragraph-properties fo:text-align="center" style:writing-mode="lr-tb"/>
      <style:text-properties fo:color="#c9211e" loext:opacity="100%" style:font-name="FreeMono1"/>
    </style:style>
    <style:style style:name="P19" style:family="paragraph">
      <style:paragraph-properties fo:text-align="center" style:writing-mode="lr-tb"/>
      <style:text-properties fo:color="#ff0000" loext:opacity="100%" style:font-name="FreeMono1"/>
    </style:style>
    <style:style style:name="P20" style:family="paragraph">
      <loext:graphic-properties draw:fill-color="#ffffff"/>
      <style:paragraph-properties fo:text-align="center" style:writing-mode="lr-tb"/>
      <style:text-properties fo:color="#ff0000" loext:opacity="100%" style:font-name="FreeMono1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ff0000" loext:opacity="100%" style:font-name="FreeMono1" fo:font-size="200pt" fo:font-weight="bold" style:font-size-asian="200pt" style:font-weight-asian="bold" style:font-size-complex="200pt" style:font-weight-complex="bold"/>
    </style:style>
    <style:style style:name="T2" style:family="text">
      <style:text-properties fo:color="#ff8000" loext:opacity="100%" style:font-name="FreeMono1" fo:font-size="200pt" fo:font-weight="bold" style:font-size-asian="200pt" style:font-weight-asian="bold" style:font-size-complex="200pt" style:font-weight-complex="bold"/>
    </style:style>
    <style:style style:name="T3" style:family="text">
      <style:text-properties fo:color="#00a933" loext:opacity="100%" style:font-name="FreeMono1" fo:font-size="200pt" fo:font-weight="bold" style:font-size-asian="200pt" style:font-weight-asian="bold" style:font-size-complex="200pt" style:font-weight-complex="bold"/>
    </style:style>
    <style:style style:name="T4" style:family="text">
      <style:text-properties style:font-name="FreeMono1" fo:language="en" fo:country="US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FreeMono1"/>
    </style:style>
    <style:style style:name="T7" style:family="text">
      <style:text-properties fo:color="#2a6099" loext:opacity="100%" style:font-name="FreeMono1" fo:language="en" fo:country="US"/>
    </style:style>
    <style:style style:name="T8" style:family="text">
      <style:text-properties fo:color="#2a6099" loext:opacity="100%" style:font-name="FreeMono1"/>
    </style:style>
    <style:style style:name="T9" style:family="text">
      <style:text-properties style:font-name="FreeMono1" fo:font-size="28pt" style:font-size-asian="28pt" style:font-size-complex="28pt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FreeMono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font-name="FreeMono1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font-name="FreeMono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4.776cm" svg:height="15.983cm" svg:x="9.337cm" svg:y="71.347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4.776cm" svg:height="16.764cm" svg:x="9.382cm" svg:y="54.31cm">
          <text:p text:style-name="P3"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74.776cm" svg:height="52.451cm" svg:x="9.337cm" svg:y="1.578cm">
          <text:p text:style-name="P5"><text:span text:style-name="T3">A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5" draw:id="id5" draw:layer="layout" svg:x1="4.769cm" svg:y1="5.685cm" svg:x2="9.468cm" svg:y2="5.685cm">
          <text:p text:style-name="P7"><text:span text:style-name="T4">path</text:span></text:p>
        </draw:line>
        <draw:line draw:style-name="gr5" draw:text-style-name="P10" xml:id="id7" draw:id="id7" draw:layer="layout" svg:x1="4.761cm" svg:y1="6.247cm" svg:x2="9.46cm" svg:y2="6.247cm">
          <text:p text:style-name="P9"><text:span text:style-name="T4">pos</text:span></text:p>
        </draw:line>
        <draw:line draw:style-name="gr4" draw:text-style-name="P10" xml:id="id15" draw:id="id15" draw:layer="layout" svg:x1="4.761cm" svg:y1="12.947cm" svg:x2="9.46cm" svg:y2="12.947cm">
          <text:p text:style-name="P9"><text:span text:style-name="T4">g_d_a</text:span></text:p>
        </draw:line>
        <draw:line draw:style-name="gr4" draw:text-style-name="P8" xml:id="id17" draw:id="id17" draw:layer="layout" svg:x1="4.761cm" svg:y1="19.047cm" svg:x2="9.46cm" svg:y2="19.047cm">
          <text:p text:style-name="P7"><text:span text:style-name="T4">pk_d_a</text:span></text:p>
        </draw:line>
        <draw:line draw:style-name="gr4" draw:text-style-name="P8" xml:id="id28" draw:id="id28" draw:layer="layout" svg:x1="4.753cm" svg:y1="21.551cm" svg:x2="9.452cm" svg:y2="21.551cm">
          <text:p text:style-name="P7"><text:span text:style-name="T4">d1_a</text:span></text:p>
        </draw:line>
        <draw:line draw:style-name="gr4" draw:text-style-name="P8" xml:id="id30" draw:id="id30" draw:layer="layout" svg:x1="4.745cm" svg:y1="22.21cm" svg:x2="9.444cm" svg:y2="22.21cm">
          <text:p text:style-name="P7"><text:span text:style-name="T4">d2_a</text:span></text:p>
        </draw:line>
        <draw:line draw:style-name="gr4" draw:text-style-name="P8" xml:id="id9" draw:id="id9" draw:layer="layout" svg:x1="4.729cm" svg:y1="27.868cm" svg:x2="9.428cm" svg:y2="27.868cm">
          <text:p text:style-name="P7"><text:span text:style-name="T4">rho_a</text:span></text:p>
        </draw:line>
        <draw:line draw:style-name="gr4" draw:text-style-name="P8" xml:id="id11" draw:id="id11" draw:layer="layout" svg:x1="4.721cm" svg:y1="28.472cm" svg:x2="9.42cm" svg:y2="28.472cm">
          <text:p text:style-name="P7"><text:span text:style-name="T4">psi_a</text:span></text:p>
        </draw:line>
        <draw:line draw:style-name="gr4" draw:text-style-name="P8" xml:id="id19" draw:id="id19" draw:layer="layout" svg:x1="4.713cm" svg:y1="25.569cm" svg:x2="9.412cm" svg:y2="25.569cm">
          <text:p text:style-name="P7"><text:span text:style-name="T4">rcm_a</text:span></text:p>
        </draw:line>
        <draw:line draw:style-name="gr4" draw:text-style-name="P8" xml:id="id1" draw:id="id1" draw:layer="layout" svg:x1="4.705cm" svg:y1="9.328cm" svg:x2="9.404cm" svg:y2="9.328cm">
          <text:p text:style-name="P7"><text:span text:style-name="T4">cm_a</text:span></text:p>
        </draw:line>
        <draw:line draw:style-name="gr4" draw:text-style-name="P8" xml:id="id43" draw:id="id43" draw:layer="layout" svg:x1="4.697cm" svg:y1="42.487cm" svg:x2="9.396cm" svg:y2="42.487cm">
          <text:p text:style-name="P7"><text:span text:style-name="T4">alpha</text:span></text:p>
        </draw:line>
        <draw:line draw:style-name="gr4" draw:text-style-name="P8" xml:id="id45" draw:id="id45" draw:layer="layout" svg:x1="4.689cm" svg:y1="39.091cm" svg:x2="9.388cm" svg:y2="39.091cm">
          <text:p text:style-name="P7"><text:span text:style-name="T4">ak</text:span></text:p>
        </draw:line>
        <draw:line draw:style-name="gr4" draw:text-style-name="P8" xml:id="id13" draw:id="id13" draw:layer="layout" svg:x1="4.681cm" svg:y1="31.895cm" svg:x2="9.38cm" svg:y2="31.895cm">
          <text:p text:style-name="P7"><text:span text:style-name="T4">nk</text:span></text:p>
        </draw:line>
        <draw:line draw:style-name="gr4" draw:text-style-name="P8" xml:id="id49" draw:id="id49" draw:layer="layout" svg:x1="4.673cm" svg:y1="36.299cm" svg:x2="9.372cm" svg:y2="36.299cm">
          <text:p text:style-name="P7"><text:span text:style-name="T4">rivk</text:span></text:p>
        </draw:line>
        <draw:line draw:style-name="gr4" draw:text-style-name="P10" xml:id="id80" draw:id="id80" draw:layer="layout" svg:x1="4.653cm" svg:y1="55.951cm" svg:x2="9.352cm" svg:y2="55.951cm">
          <text:p text:style-name="P9"><text:span text:style-name="T4">g_d_b</text:span></text:p>
        </draw:line>
        <draw:line draw:style-name="gr4" draw:text-style-name="P8" xml:id="id78" draw:id="id78" draw:layer="layout" svg:x1="4.653cm" svg:y1="56.651cm" svg:x2="9.352cm" svg:y2="56.651cm">
          <text:p text:style-name="P7"><text:span text:style-name="T4">pk_d_b</text:span></text:p>
        </draw:line>
        <draw:line draw:style-name="gr4" draw:text-style-name="P8" xml:id="id67" draw:id="id67" draw:layer="layout" svg:x1="4.745cm" svg:y1="62.755cm" svg:x2="9.444cm" svg:y2="62.755cm">
          <text:p text:style-name="P7"><text:span text:style-name="T4">d1_b</text:span></text:p>
        </draw:line>
        <draw:line draw:style-name="gr4" draw:text-style-name="P8" xml:id="id69" draw:id="id69" draw:layer="layout" svg:x1="4.737cm" svg:y1="63.414cm" svg:x2="9.436cm" svg:y2="63.414cm">
          <text:p text:style-name="P7"><text:span text:style-name="T4">d2_b</text:span></text:p>
        </draw:line>
        <draw:line draw:style-name="gr4" draw:text-style-name="P8" xml:id="id32" draw:id="id32" draw:layer="layout" svg:x1="4.729cm" svg:y1="64.013cm" svg:x2="9.428cm" svg:y2="64.013cm">
          <text:p text:style-name="P7"><text:span text:style-name="T4">sc_b</text:span></text:p>
        </draw:line>
        <draw:line draw:style-name="gr4" draw:text-style-name="P8" xml:id="id76" draw:id="id76" draw:layer="layout" svg:x1="4.721cm" svg:y1="66.872cm" svg:x2="9.42cm" svg:y2="66.872cm">
          <text:p text:style-name="P7"><text:span text:style-name="T4">rcm_b</text:span></text:p>
        </draw:line>
        <draw:line draw:style-name="gr4" draw:text-style-name="P8" xml:id="id72" draw:id="id72" draw:layer="layout" svg:x1="4.713cm" svg:y1="67.476cm" svg:x2="9.412cm" svg:y2="67.476cm">
          <text:p text:style-name="P7"><text:span text:style-name="T4">rho_b</text:span></text:p>
        </draw:line>
        <draw:line draw:style-name="gr4" draw:text-style-name="P8" xml:id="id74" draw:id="id74" draw:layer="layout" svg:x1="4.705cm" svg:y1="68.073cm" svg:x2="9.404cm" svg:y2="68.073cm">
          <text:p text:style-name="P7"><text:span text:style-name="T4">psi_b</text:span></text:p>
        </draw:line>
        <draw:line draw:style-name="gr4" draw:text-style-name="P8" xml:id="id94" draw:id="id94" draw:layer="layout" svg:x1="4.637cm" svg:y1="72.259cm" svg:x2="9.336cm" svg:y2="72.259cm">
          <text:p text:style-name="P7"><text:span text:style-name="T4">d1_c</text:span></text:p>
        </draw:line>
        <draw:line draw:style-name="gr4" draw:text-style-name="P8" xml:id="id90" draw:id="id90" draw:layer="layout" svg:x1="4.705cm" svg:y1="82.68cm" svg:x2="9.404cm" svg:y2="82.68cm">
          <text:p text:style-name="P7"><text:span text:style-name="T4">psi_c</text:span></text:p>
        </draw:line>
        <draw:line draw:style-name="gr4" draw:text-style-name="P8" xml:id="id88" draw:id="id88" draw:layer="layout" svg:x1="4.697cm" svg:y1="79.877cm" svg:x2="9.396cm" svg:y2="79.877cm">
          <text:p text:style-name="P7"><text:span text:style-name="T4">rcm_c</text:span></text:p>
        </draw:line>
        <draw:custom-shape draw:style-name="gr6" draw:text-style-name="P12" draw:layer="layout" svg:width="5.585cm" svg:height="7.72cm" svg:x="58.497cm" svg:y="10.114cm">
          <text:p text:style-name="P11"><text:span text:style-name="T5">derived_cm_</text:span><text:span text:style-name="T5">a:</text:span></text:p>
          <text:p text:style-name="P11"><text:span text:style-name="T6">NoteCommitC</text:span><text:span text:style-name="T6">h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0" xml:id="id25" draw:id="id25" draw:layer="layout" svg:x1="58.515cm" svg:y1="12.998cm" svg:x2="61.034cm" svg:y2="12.998cm">
          <text:p text:style-name="P9"><text:span text:style-name="T4">gd_d</text:span></text:p>
        </draw:line>
        <draw:line draw:style-name="gr4" draw:text-style-name="P8" xml:id="id27" draw:id="id27" draw:layer="layout" svg:x1="58.515cm" svg:y1="13.598cm" svg:x2="61.034cm" svg:y2="13.598cm">
          <text:p text:style-name="P7"><text:span text:style-name="T4">pk_d</text:span></text:p>
        </draw:line>
        <draw:line draw:style-name="gr4" draw:text-style-name="P8" xml:id="id29" draw:id="id29" draw:layer="layout" svg:x1="58.511cm" svg:y1="14.202cm" svg:x2="61.03cm" svg:y2="14.202cm">
          <text:p text:style-name="P7"><text:span text:style-name="T4">d1</text:span></text:p>
        </draw:line>
        <draw:line draw:style-name="gr4" draw:text-style-name="P8" xml:id="id31" draw:id="id31" draw:layer="layout" svg:x1="58.507cm" svg:y1="14.761cm" svg:x2="61.026cm" svg:y2="14.761cm">
          <text:p text:style-name="P7"><text:span text:style-name="T4">d2</text:span></text:p>
        </draw:line>
        <draw:line draw:style-name="gr4" draw:text-style-name="P8" xml:id="id33" draw:id="id33" draw:layer="layout" svg:x1="58.503cm" svg:y1="15.36cm" svg:x2="61.022cm" svg:y2="15.36cm">
          <text:p text:style-name="P7"><text:span text:style-name="T4">sc</text:span></text:p>
        </draw:line>
        <draw:line draw:style-name="gr4" draw:text-style-name="P8" xml:id="id37" draw:id="id37" draw:layer="layout" svg:x1="58.498cm" svg:y1="15.919cm" svg:x2="61.017cm" svg:y2="15.919cm">
          <text:p text:style-name="P7"><text:span text:style-name="T4">rcm</text:span></text:p>
        </draw:line>
        <draw:line draw:style-name="gr4" draw:text-style-name="P8" xml:id="id35" draw:id="id35" draw:layer="layout" svg:x1="58.494cm" svg:y1="17.123cm" svg:x2="61.013cm" svg:y2="17.123cm">
          <text:p text:style-name="P7"><text:span text:style-name="T4">psi</text:span></text:p>
        </draw:line>
        <draw:line draw:style-name="gr4" draw:text-style-name="P8" xml:id="id38" draw:id="id38" draw:layer="layout" svg:x1="62.133cm" svg:y1="17.13cm" svg:x2="64.095cm" svg:y2="17.127cm">
          <text:p text:style-name="P7"><text:span text:style-name="T4">cm</text:span></text:p>
        </draw:line>
        <draw:custom-shape draw:style-name="gr7" draw:text-style-name="P12" draw:layer="layout" svg:width="6.985cm" svg:height="2.032cm" svg:x="12.957cm" svg:y="7.892cm">
          <text:p text:style-name="P11"><text:span text:style-name="T5">cm_a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2" draw:id="id2" draw:layer="layout" svg:x1="12.954cm" svg:y1="9.304cm" svg:x2="15.748cm" svg:y2="9.318cm">
          <text:p text:style-name="P7"><text:span text:style-name="T4">val</text:span><text:span text:style-name="T4">ue</text:span></text:p>
        </draw:line>
        <draw:line draw:style-name="gr4" draw:text-style-name="P8" xml:id="id3" draw:id="id3" draw:layer="layout" svg:x1="17.275cm" svg:y1="9.318cm" svg:x2="19.942cm" svg:y2="9.318cm">
          <text:p text:style-name="P7"><text:span text:style-name="T4">Point</text:span></text:p>
        </draw:line>
        <draw:custom-shape draw:style-name="gr7" draw:text-style-name="P12" draw:layer="layout" svg:width="6.985cm" svg:height="2.032cm" svg:x="18.86cm" svg:y="11.575cm">
          <text:p text:style-name="P11"><text:span text:style-name="T5">g</text:span><text:span text:style-name="T5">_</text:span><text:span text:style-name="T5">d</text:span><text:span text:style-name="T5">_</text:span><text:span text:style-name="T5">a</text:span><text:span text:style-name="T5">: </text:span><text:span text:style-name="T6">E</text:span><text:span text:style-name="T6">c</text:span><text:span text:style-name="T6">c</text:span><text:span text:style-name="T6">C</text:span><text:span text:style-name="T6">h</text:span><text:span text:style-name="T6">i</text:span><text:span text:style-name="T6">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16" draw:id="id16" draw:layer="layout" svg:x1="18.857cm" svg:y1="12.987cm" svg:x2="21.651cm" svg:y2="13.001cm">
          <text:p text:style-name="P7"><text:span text:style-name="T4">value</text:span></text:p>
        </draw:line>
        <draw:line draw:style-name="gr4" draw:text-style-name="P8" xml:id="id24" draw:id="id24" draw:layer="layout" svg:x1="22.416cm" svg:y1="12.972cm" svg:x2="25.845cm" svg:y2="13.001cm">
          <text:p text:style-name="P7"><text:span text:style-name="T4">NIPoi</text:span><text:span text:style-name="T4">nt</text:span></text:p>
        </draw:line>
        <draw:custom-shape draw:style-name="gr8" draw:text-style-name="P12" draw:layer="layout" svg:width="6.985cm" svg:height="1.905cm" svg:x="18.193cm" svg:y="39.666cm">
          <text:p text:style-name="P11"><text:span text:style-name="T5">ak_P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46" draw:id="id46" draw:layer="layout" svg:x1="18.19cm" svg:y1="40.951cm" svg:x2="20.984cm" svg:y2="40.965cm">
          <text:p text:style-name="P7"><text:span text:style-name="T4">value</text:span></text:p>
        </draw:line>
        <draw:line draw:style-name="gr4" draw:text-style-name="P8" xml:id="id53" draw:id="id53" draw:layer="layout" svg:x1="21.749cm" svg:y1="40.936cm" svg:x2="25.178cm" svg:y2="40.965cm">
          <text:p text:style-name="P7"><text:span text:style-name="T4">NIPo</text:span><text:span text:style-name="T4">int</text:span></text:p>
        </draw:line>
        <draw:custom-shape draw:style-name="gr9" draw:text-style-name="P12" draw:layer="layout" svg:width="6.604cm" svg:height="4.191cm" svg:x="33.184cm" svg:y="4.445cm">
          <text:p text:style-name="P11"><text:span text:style-name="T5">merkle_inputs:</text:span></text:p>
          <text:p text:style-name="P11"><text:span text:style-name="T6">[MerkleChip; 2]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6" draw:id="id6" draw:layer="layout" svg:x1="33.193cm" svg:y1="6.839cm" svg:x2="35.725cm" svg:y2="6.839cm">
          <text:p text:style-name="P7"><text:span text:style-name="T4">path</text:span></text:p>
        </draw:line>
        <draw:line draw:style-name="gr4" draw:text-style-name="P8" xml:id="id8" draw:id="id8" draw:layer="layout" svg:x1="33.188cm" svg:y1="7.398cm" svg:x2="35.72cm" svg:y2="7.398cm">
          <text:p text:style-name="P7"><text:span text:style-name="T4">pos</text:span></text:p>
        </draw:line>
        <draw:line draw:style-name="gr4" draw:text-style-name="P8" xml:id="id4" draw:id="id4" draw:layer="layout" svg:x1="33.184cm" svg:y1="8.002cm" svg:x2="35.716cm" svg:y2="8.002cm">
          <text:p text:style-name="P7"><text:span text:style-name="T4">leaf</text:span></text:p>
        </draw:line>
        <draw:line draw:style-name="gr4" draw:text-style-name="P8" xml:id="id40" draw:id="id40" draw:layer="layout" svg:x1="37.375cm" svg:y1="8.009cm" svg:x2="39.785cm" svg:y2="8.006cm">
          <text:p text:style-name="P7"><text:span text:style-name="T4">root</text:span></text:p>
        </draw:line>
        <draw:custom-shape draw:style-name="gr10" draw:text-style-name="P12" draw:layer="layout" svg:width="6.604cm" svg:height="4.953cm" svg:x="50.494cm" svg:y="26.786cm">
          <text:p text:style-name="P11"><text:span text:style-name="T5">nf_a:</text:span></text:p>
          <text:p text:style-name="P11"><text:span text:style-name="T6">derive_</text:span><text:span text:style-name="T6">nullifi</text:span><text:span text:style-name="T6">er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12" draw:id="id12" draw:layer="layout" svg:x1="50.503cm" svg:y1="29.772cm" svg:x2="53.035cm" svg:y2="29.772cm">
          <text:p text:style-name="P7"><text:span text:style-name="T4">psi</text:span></text:p>
        </draw:line>
        <draw:line draw:style-name="gr4" draw:text-style-name="P8" xml:id="id96" draw:id="id96" draw:layer="layout" svg:x1="50.498cm" svg:y1="30.331cm" svg:x2="53.03cm" svg:y2="30.331cm">
          <text:p text:style-name="P7"><text:span text:style-name="T4">cm</text:span></text:p>
        </draw:line>
        <draw:line draw:style-name="gr4" draw:text-style-name="P8" xml:id="id14" draw:id="id14" draw:layer="layout" svg:x1="50.494cm" svg:y1="30.935cm" svg:x2="53.026cm" svg:y2="30.935cm">
          <text:p text:style-name="P7"><text:span text:style-name="T4">nk</text:span></text:p>
        </draw:line>
        <draw:line draw:style-name="gr4" draw:text-style-name="P8" xml:id="id23" draw:id="id23" draw:layer="layout" svg:x1="54.685cm" svg:y1="30.942cm" svg:x2="57.095cm" svg:y2="30.939cm">
          <text:p text:style-name="P7"><text:span text:style-name="T4">nf</text:span></text:p>
        </draw:line>
        <draw:line draw:style-name="gr4" draw:text-style-name="P8" xml:id="id10" draw:id="id10" draw:layer="layout" svg:x1="50.495cm" svg:y1="29.176cm" svg:x2="53.027cm" svg:y2="29.176cm">
          <text:p text:style-name="P7"><text:span text:style-name="T4">rho</text:span></text:p>
        </draw:line>
        <draw:custom-shape draw:style-name="gr11" draw:text-style-name="P12" draw:layer="layout" svg:width="6.985cm" svg:height="2.794cm" svg:x="22.99cm" svg:y="45.998cm">
          <text:p text:style-name="P11"><text:span text:style-name="T5">spend_</text:span><text:span text:style-name="T5">auth_g</text:span><text:span text:style-name="T5">:</text:span></text:p>
          <text:p text:style-name="P11"><text:span text:style-name="T6">EccChi</text:span><text:span text:style-name="T6">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48" draw:id="id48" draw:layer="layout" svg:x1="22.987cm" svg:y1="48.172cm" svg:x2="25.781cm" svg:y2="48.186cm">
          <text:p text:style-name="P7"><text:span text:style-name="T4">value</text:span></text:p>
        </draw:line>
        <draw:line draw:style-name="gr4" draw:text-style-name="P8" xml:id="id61" draw:id="id61" draw:layer="layout" svg:x1="26.546cm" svg:y1="48.157cm" svg:x2="29.975cm" svg:y2="48.186cm">
          <text:p text:style-name="P7"><text:span text:style-name="T4">FPoin</text:span><text:span text:style-name="T4">t</text:span></text:p>
        </draw:line>
        <draw:custom-shape draw:style-name="gr7" draw:text-style-name="P12" draw:layer="layout" svg:width="6.985cm" svg:height="2.032cm" svg:x="18.19cm" svg:y="42.856cm">
          <text:p text:style-name="P11"><text:span text:style-name="T5">alpha</text:span><text:span text:style-name="T5">: </text:span><text:span text:style-name="T6">EccCh</text:span><text:span text:style-name="T6">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44" draw:id="id44" draw:layer="layout" svg:x1="18.187cm" svg:y1="44.268cm" svg:x2="20.981cm" svg:y2="44.282cm">
          <text:p text:style-name="P7"><text:span text:style-name="T4">value</text:span></text:p>
        </draw:line>
        <draw:line draw:style-name="gr4" draw:text-style-name="P8" xml:id="id63" draw:id="id63" draw:layer="layout" svg:x1="21.746cm" svg:y1="44.253cm" svg:x2="25.175cm" svg:y2="44.282cm">
          <text:p text:style-name="P7"><text:span text:style-name="T4">ScalarF</text:span></text:p>
        </draw:line>
        <draw:custom-shape draw:style-name="gr12" draw:text-style-name="P12" draw:layer="layout" svg:width="6.604cm" svg:height="3.937cm" svg:x="36.625cm" svg:y="36.032cm">
          <text:p text:style-name="P11"><text:span text:style-name="T5">ivk:</text:span></text:p>
          <text:p text:style-name="P11"><text:span text:style-name="T6">commit_ivk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55" draw:id="id55" draw:layer="layout" svg:x1="36.634cm" svg:y1="38.018cm" svg:x2="39.166cm" svg:y2="38.018cm">
          <text:p text:style-name="P7"><text:span text:style-name="T4">nk</text:span></text:p>
        </draw:line>
        <draw:line draw:style-name="gr4" draw:text-style-name="P8" xml:id="id52" draw:id="id52" draw:layer="layout" svg:x1="36.629cm" svg:y1="38.577cm" svg:x2="39.161cm" svg:y2="38.577cm">
          <text:p text:style-name="P7"><text:span text:style-name="T4">rivk</text:span></text:p>
        </draw:line>
        <draw:line draw:style-name="gr4" draw:text-style-name="P8" xml:id="id54" draw:id="id54" draw:layer="layout" svg:x1="36.625cm" svg:y1="39.181cm" svg:x2="39.157cm" svg:y2="39.181cm">
          <text:p text:style-name="P7"><text:span text:style-name="T4">ak</text:span></text:p>
        </draw:line>
        <draw:line draw:style-name="gr4" draw:text-style-name="P8" xml:id="id56" draw:id="id56" draw:layer="layout" svg:x1="40.816cm" svg:y1="39.188cm" svg:x2="43.226cm" svg:y2="39.185cm">
          <text:p text:style-name="P7"><text:span text:style-name="T4">ivk</text:span></text:p>
        </draw:line>
        <draw:custom-shape draw:style-name="gr11" draw:text-style-name="P12" draw:layer="layout" svg:width="6.985cm" svg:height="2.794cm" svg:x="18.317cm" svg:y="35.614cm">
          <text:p text:style-name="P11"><text:span text:style-name="T5">rivk:</text:span></text:p>
          <text:p text:style-name="P11"><text:span text:style-name="T6">EccCh</text:span><text:span text:style-name="T6">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50" draw:id="id50" draw:layer="layout" svg:x1="18.314cm" svg:y1="37.788cm" svg:x2="21.108cm" svg:y2="37.802cm">
          <text:p text:style-name="P7"><text:span text:style-name="T4">value</text:span></text:p>
        </draw:line>
        <draw:line draw:style-name="gr4" draw:text-style-name="P8" xml:id="id51" draw:id="id51" draw:layer="layout" svg:x1="21.873cm" svg:y1="37.773cm" svg:x2="25.302cm" svg:y2="37.802cm">
          <text:p text:style-name="P7"><text:span text:style-name="T4">Sca</text:span><text:span text:style-name="T4">lar</text:span><text:span text:style-name="T4">F</text:span></text:p>
        </draw:line>
        <draw:custom-shape draw:style-name="gr11" draw:text-style-name="P12" draw:layer="layout" svg:width="6.985cm" svg:height="2.794cm" svg:x="63.377cm" svg:y="36.975cm">
          <text:p text:style-name="P11"><text:span text:style-name="T5">ivk:</text:span></text:p>
          <text:p text:style-name="P11"><text:span text:style-name="T6">EccCh</text:span><text:span text:style-name="T6">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57" draw:id="id57" draw:layer="layout" svg:x1="63.374cm" svg:y1="39.149cm" svg:x2="66.168cm" svg:y2="39.163cm">
          <text:p text:style-name="P7"><text:span text:style-name="T4">value</text:span></text:p>
        </draw:line>
        <draw:line draw:style-name="gr4" draw:text-style-name="P8" xml:id="id59" draw:id="id59" draw:layer="layout" svg:x1="66.933cm" svg:y1="39.134cm" svg:x2="70.362cm" svg:y2="39.163cm">
          <text:p text:style-name="P7"><text:span text:style-name="T4">ScalarV</text:span></text:p>
        </draw:line>
        <draw:custom-shape draw:style-name="gr7" draw:text-style-name="P12" draw:layer="layout" svg:width="6.985cm" svg:height="2.032cm" svg:x="18.86cm" svg:y="17.631cm">
          <text:p text:style-name="P11"><text:span text:style-name="T5">pk_d_</text:span><text:span text:style-name="T5">a: </text:span><text:span text:style-name="T6">EccCh</text:span><text:span text:style-name="T6">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18" draw:id="id18" draw:layer="layout" svg:x1="18.857cm" svg:y1="19.043cm" svg:x2="21.651cm" svg:y2="19.057cm">
          <text:p text:style-name="P7"><text:span text:style-name="T4">value</text:span></text:p>
        </draw:line>
        <draw:line draw:style-name="gr4" draw:text-style-name="P8" xml:id="id26" draw:id="id26" draw:layer="layout" svg:x1="22.416cm" svg:y1="19.028cm" svg:x2="25.845cm" svg:y2="19.057cm">
          <text:p text:style-name="P7"><text:span text:style-name="T4">NIPoi</text:span><text:span text:style-name="T4">nt</text:span></text:p>
        </draw:line>
        <draw:custom-shape draw:style-name="gr7" draw:text-style-name="P12" draw:layer="layout" svg:width="6.985cm" svg:height="2.032cm" svg:x="18.733cm" svg:y="23.541cm">
          <text:p text:style-name="P11"><text:span text:style-name="T5">rcm_a</text:span><text:span text:style-name="T5">: </text:span><text:span text:style-name="T6">EccCh</text:span><text:span text:style-name="T6">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20" draw:id="id20" draw:layer="layout" svg:x1="18.73cm" svg:y1="24.953cm" svg:x2="21.524cm" svg:y2="24.967cm">
          <text:p text:style-name="P7"><text:span text:style-name="T4">val</text:span><text:span text:style-name="T4">ue</text:span></text:p>
        </draw:line>
        <draw:line draw:style-name="gr4" draw:text-style-name="P8" xml:id="id36" draw:id="id36" draw:layer="layout" svg:x1="22.289cm" svg:y1="24.938cm" svg:x2="25.718cm" svg:y2="24.967cm">
          <text:p text:style-name="P7"><text:span text:style-name="T4">ScalarF</text:span></text:p>
        </draw:line>
        <draw:connector draw:style-name="gr13" draw:text-style-name="P13" draw:layer="layout" draw:line-skew="-1.788cm" svg:x1="9.404cm" svg:y1="9.328cm" svg:x2="12.954cm" svg:y2="9.311cm" draw:start-shape="id1" draw:start-glue-point="1" draw:end-shape="id2" draw:end-glue-point="3" svg:d="M9404 9328h-22v-17h3572" svg:viewBox="0 0 3573 18">
          <text:p/>
        </draw:connector>
        <draw:connector draw:style-name="gr13" draw:text-style-name="P13" draw:layer="layout" draw:line-skew="4.856cm" svg:x1="19.942cm" svg:y1="9.318cm" svg:x2="33.184cm" svg:y2="8.002cm" draw:start-shape="id3" draw:start-glue-point="1" draw:end-shape="id4" draw:end-glue-point="3" svg:d="M19942 9318h11468v-1316h1774" svg:viewBox="0 0 13243 1317">
          <text:p/>
        </draw:connector>
        <draw:connector draw:style-name="gr13" draw:text-style-name="P13" draw:layer="layout" draw:line-skew="0.563cm" svg:x1="9.468cm" svg:y1="5.685cm" svg:x2="33.193cm" svg:y2="6.839cm" draw:start-shape="id5" draw:start-glue-point="1" draw:end-shape="id6" draw:end-glue-point="3" svg:d="M9468 5685h12417v1154h11308" svg:viewBox="0 0 23726 1155">
          <text:p/>
        </draw:connector>
        <draw:connector draw:style-name="gr13" draw:text-style-name="P13" draw:layer="layout" svg:x1="9.46cm" svg:y1="6.247cm" svg:x2="33.188cm" svg:y2="7.398cm" draw:start-shape="id7" draw:start-glue-point="1" draw:end-shape="id8" draw:end-glue-point="3" svg:d="M9460 6247h11855v1151h11873" svg:viewBox="0 0 23729 1152">
          <text:p/>
        </draw:connector>
        <draw:connector draw:style-name="gr13" draw:text-style-name="P13" draw:layer="layout" draw:line-skew="11.306cm" svg:x1="9.428cm" svg:y1="27.868cm" svg:x2="50.495cm" svg:y2="29.176cm" draw:start-shape="id9" draw:start-glue-point="1" draw:end-shape="id10" draw:end-glue-point="3" svg:d="M9428 27868h31831v1308h9236" svg:viewBox="0 0 41068 1309">
          <text:p/>
        </draw:connector>
        <draw:connector draw:style-name="gr13" draw:text-style-name="P13" draw:layer="layout" draw:line-skew="12.195cm" svg:x1="9.42cm" svg:y1="28.472cm" svg:x2="50.503cm" svg:y2="29.772cm" draw:start-shape="id11" draw:start-glue-point="1" draw:end-shape="id12" draw:end-glue-point="3" svg:d="M9420 28472h32728v1300h8355" svg:viewBox="0 0 41084 1301">
          <text:p/>
        </draw:connector>
        <draw:connector draw:style-name="gr13" draw:text-style-name="P13" draw:layer="layout" draw:line-skew="4.6cm" svg:x1="9.38cm" svg:y1="31.895cm" svg:x2="50.494cm" svg:y2="30.935cm" draw:start-shape="id13" draw:start-glue-point="1" draw:end-shape="id14" draw:end-glue-point="3" svg:d="M9380 31895h25148v-960h15966" svg:viewBox="0 0 41115 961">
          <text:p/>
        </draw:connector>
        <draw:connector draw:style-name="gr13" draw:text-style-name="P13" draw:layer="layout" draw:line-skew="-4.641cm" svg:x1="9.46cm" svg:y1="12.947cm" svg:x2="18.857cm" svg:y2="12.994cm" draw:start-shape="id15" draw:start-glue-point="1" draw:end-shape="id16" draw:end-glue-point="3" svg:d="M9460 12947h49v47h9348" svg:viewBox="0 0 9398 48">
          <text:p/>
        </draw:connector>
        <draw:connector draw:style-name="gr13" draw:text-style-name="P13" draw:layer="layout" draw:line-skew="-4.387cm" svg:x1="9.46cm" svg:y1="19.047cm" svg:x2="18.857cm" svg:y2="19.05cm" draw:start-shape="id17" draw:start-glue-point="1" draw:end-shape="id18" draw:end-glue-point="3" svg:d="M9460 19047h303v3h9094" svg:viewBox="0 0 9398 4">
          <text:p/>
        </draw:connector>
        <draw:connector draw:style-name="gr13" draw:text-style-name="P13" draw:layer="layout" draw:line-skew="2.362cm" svg:x1="9.412cm" svg:y1="25.569cm" svg:x2="18.73cm" svg:y2="24.96cm" draw:start-shape="id19" draw:start-glue-point="1" draw:end-shape="id20" draw:end-glue-point="3" svg:d="M9412 25569h7012v-609h2306" svg:viewBox="0 0 9319 610">
          <text:p/>
        </draw:connector>
        <draw:line draw:style-name="gr14" draw:text-style-name="P14" xml:id="id21" draw:id="id21" draw:layer="layout" svg:x1="4.673cm" svg:y1="33.999cm" svg:x2="9.372cm" svg:y2="33.999cm">
          <text:p text:style-name="P7"><text:span text:style-name="T7">NF</text:span></text:p>
        </draw:line>
        <draw:custom-shape draw:style-name="gr15" draw:text-style-name="P12" xml:id="id22" draw:id="id22" draw:layer="layout" svg:width="2.286cm" svg:height="2.286cm" svg:x="54.939cm" svg:y="32.841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draw:line-skew="12.514cm" svg:x1="9.372cm" svg:y1="33.999cm" svg:x2="54.939cm" svg:y2="33.984cm" draw:start-shape="id21" draw:start-glue-point="1" draw:end-shape="id22" draw:end-glue-point="5" svg:d="M9372 33999h35297v-15h10270" svg:viewBox="0 0 45568 16">
          <text:p/>
        </draw:connector>
        <draw:connector draw:style-name="gr13" draw:text-style-name="P13" draw:layer="layout" draw:line-skew="1.929cm" svg:x1="57.095cm" svg:y1="30.94cm" svg:x2="57.225cm" svg:y2="33.984cm" draw:start-shape="id23" draw:start-glue-point="1" draw:end-shape="id22" draw:end-glue-point="7" svg:d="M57095 30940h2561v3044h-2431" svg:viewBox="0 0 2562 3045">
          <text:p/>
        </draw:connector>
        <draw:connector draw:style-name="gr13" draw:text-style-name="P13" draw:layer="layout" draw:line-skew="-5.955cm" svg:x1="25.845cm" svg:y1="12.986cm" svg:x2="58.515cm" svg:y2="12.998cm" draw:start-shape="id24" draw:start-glue-point="1" draw:end-shape="id25" draw:end-glue-point="3" svg:d="M25845 12986h10371v12h22299" svg:viewBox="0 0 32671 13">
          <text:p/>
        </draw:connector>
        <draw:connector draw:style-name="gr13" draw:text-style-name="P13" draw:layer="layout" draw:line-skew="-4.812cm" svg:x1="25.845cm" svg:y1="19.042cm" svg:x2="58.515cm" svg:y2="13.598cm" draw:start-shape="id26" draw:start-glue-point="1" draw:end-shape="id27" draw:end-glue-point="3" svg:d="M25845 19042h11514v-5444h21156" svg:viewBox="0 0 32671 5445">
          <text:p/>
        </draw:connector>
        <draw:connector draw:style-name="gr13" draw:text-style-name="P13" draw:layer="layout" draw:line-skew="4.402cm" svg:x1="9.452cm" svg:y1="21.551cm" svg:x2="58.511cm" svg:y2="14.202cm" draw:start-shape="id28" draw:start-glue-point="1" draw:end-shape="id29" draw:end-glue-point="3" svg:d="M9452 21551h28923v-7349h20136" svg:viewBox="0 0 49060 7350">
          <text:p/>
        </draw:connector>
        <draw:connector draw:style-name="gr13" draw:text-style-name="P13" draw:layer="layout" draw:line-skew="5.424cm" svg:x1="9.444cm" svg:y1="22.21cm" svg:x2="58.507cm" svg:y2="14.761cm" draw:start-shape="id30" draw:start-glue-point="1" draw:end-shape="id31" draw:end-glue-point="3" svg:d="M9444 22210h29947v-7449h19116" svg:viewBox="0 0 49064 7450">
          <text:p/>
        </draw:connector>
        <draw:connector draw:style-name="gr13" draw:text-style-name="P13" draw:layer="layout" draw:line-skew="-20.003cm" svg:x1="9.428cm" svg:y1="64.013cm" svg:x2="58.503cm" svg:y2="15.36cm" draw:start-shape="id32" draw:start-glue-point="1" draw:end-shape="id33" draw:end-glue-point="3" svg:d="M9428 64013h4526v-48653h44549" svg:viewBox="0 0 49076 48654">
          <text:p/>
        </draw:connector>
        <draw:connector draw:style-name="gr13" draw:text-style-name="P13" draw:layer="layout" draw:line-skew="7.311cm" svg:x1="9.428cm" svg:y1="27.868cm" svg:x2="58.486cm" svg:y2="16.52cm" draw:start-shape="id9" draw:start-glue-point="1" draw:end-shape="id34" draw:end-glue-point="3" svg:d="M9428 27868h31831v-11348h17227" svg:viewBox="0 0 49059 11349">
          <text:p/>
        </draw:connector>
        <draw:connector draw:style-name="gr13" draw:text-style-name="P13" draw:layer="layout" draw:line-skew="8.2cm" svg:x1="9.42cm" svg:y1="28.472cm" svg:x2="58.494cm" svg:y2="17.123cm" draw:start-shape="id11" draw:start-glue-point="1" draw:end-shape="id35" draw:end-glue-point="3" svg:d="M9420 28472h32728v-11349h16346" svg:viewBox="0 0 49075 11350">
          <text:p/>
        </draw:connector>
        <draw:line draw:style-name="gr4" draw:text-style-name="P8" xml:id="id34" draw:id="id34" draw:layer="layout" svg:x1="58.486cm" svg:y1="16.52cm" svg:x2="61.005cm" svg:y2="16.52cm">
          <text:p text:style-name="P7"><text:span text:style-name="T4">rho</text:span></text:p>
        </draw:line>
        <draw:connector draw:style-name="gr13" draw:text-style-name="P13" draw:layer="layout" draw:line-skew="-1.729cm" svg:x1="25.718cm" svg:y1="24.952cm" svg:x2="58.498cm" svg:y2="15.919cm" draw:start-shape="id36" draw:start-glue-point="1" draw:end-shape="id37" draw:end-glue-point="3" svg:d="M25718 24952h14652v-9033h18128" svg:viewBox="0 0 32781 9034">
          <text:p/>
        </draw:connector>
        <draw:custom-shape draw:style-name="gr15" draw:text-style-name="P12" xml:id="id39" draw:id="id39" draw:layer="layout" svg:width="2.286cm" svg:height="2.286cm" svg:x="66.865cm" svg:y="12.456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svg:x1="64.095cm" svg:y1="17.128cm" svg:x2="66.865cm" svg:y2="13.599cm" draw:start-shape="id38" draw:start-glue-point="1" draw:end-shape="id39" draw:end-glue-point="5" svg:d="M64095 17128h1385v-3529h1385" svg:viewBox="0 0 2771 3530">
          <text:p/>
        </draw:connector>
        <draw:connector draw:style-name="gr13" draw:text-style-name="P13" draw:layer="layout" svg:x1="19.942cm" svg:y1="9.318cm" svg:x2="69.151cm" svg:y2="13.599cm" draw:start-shape="id3" draw:start-glue-point="1" draw:end-shape="id39" draw:end-glue-point="7" svg:d="M19942 9318h49711v4281h-502" svg:viewBox="0 0 49712 4282">
          <text:p/>
        </draw:connector>
        <draw:line draw:style-name="gr14" draw:text-style-name="P14" xml:id="id42" draw:id="id42" draw:layer="layout" svg:x1="4.665cm" svg:y1="3.116cm" svg:x2="9.364cm" svg:y2="3.116cm">
          <text:p text:style-name="P7"><text:span text:style-name="T7">ANCHOR</text:span></text:p>
        </draw:line>
        <draw:custom-shape draw:style-name="gr15" draw:text-style-name="P12" xml:id="id41" draw:id="id41" draw:layer="layout" svg:width="2.286cm" svg:height="2.286cm" svg:x="43.725cm" svg:y="4.572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svg:x1="39.785cm" svg:y1="8.007cm" svg:x2="43.725cm" svg:y2="5.715cm" draw:start-shape="id40" draw:start-glue-point="1" draw:end-shape="id41" draw:end-glue-point="5" svg:d="M39785 8007h1970v-2292h1970" svg:viewBox="0 0 3941 2293">
          <text:p/>
        </draw:connector>
        <draw:connector draw:style-name="gr17" draw:text-style-name="P13" draw:layer="layout" svg:x1="9.364cm" svg:y1="3.116cm" svg:x2="46.011cm" svg:y2="5.715cm" draw:start-shape="id42" draw:start-glue-point="1" draw:end-shape="id41" draw:end-glue-point="7" svg:d="M9364 3116h37149v2599h-502" svg:viewBox="0 0 37150 2600">
          <text:p/>
        </draw:connector>
        <draw:connector draw:style-name="gr13" draw:text-style-name="P13" draw:layer="layout" draw:line-skew="2.895cm" svg:x1="9.396cm" svg:y1="42.487cm" svg:x2="18.187cm" svg:y2="44.275cm" draw:start-shape="id43" draw:start-glue-point="1" draw:end-shape="id44" draw:end-glue-point="3" svg:d="M9396 42487h7282v1788h1509" svg:viewBox="0 0 8792 1789">
          <text:p/>
        </draw:connector>
        <draw:connector draw:style-name="gr13" draw:text-style-name="P13" draw:layer="layout" draw:line-skew="3.025cm" svg:x1="9.388cm" svg:y1="39.091cm" svg:x2="18.19cm" svg:y2="40.958cm" draw:start-shape="id45" draw:start-glue-point="1" draw:end-shape="id46" draw:end-glue-point="3" svg:d="M9388 39091h7417v1867h1385" svg:viewBox="0 0 8803 1868">
          <text:p/>
        </draw:connector>
        <draw:connector draw:style-name="gr18" draw:text-style-name="P13" draw:layer="layout" svg:x1="20.221cm" svg:y1="47.296cm" svg:x2="22.987cm" svg:y2="48.179cm" draw:start-shape="id47" draw:start-glue-point="1" draw:end-shape="id48" draw:end-glue-point="3" svg:d="M20221 47296h1375v883h1391" svg:viewBox="0 0 2767 884">
          <text:p/>
        </draw:connector>
        <draw:connector draw:style-name="gr13" draw:text-style-name="P13" draw:layer="layout" draw:line-skew="3.098cm" svg:x1="9.372cm" svg:y1="36.299cm" svg:x2="18.314cm" svg:y2="37.795cm" draw:start-shape="id49" draw:start-glue-point="1" draw:end-shape="id50" draw:end-glue-point="3" svg:d="M9372 36299h7560v1496h1382" svg:viewBox="0 0 8943 1497">
          <text:p/>
        </draw:connector>
        <draw:connector draw:style-name="gr13" draw:text-style-name="P13" draw:layer="layout" draw:line-skew="2.936cm" svg:x1="25.302cm" svg:y1="37.787cm" svg:x2="36.629cm" svg:y2="38.577cm" draw:start-shape="id51" draw:start-glue-point="1" draw:end-shape="id52" draw:end-glue-point="3" svg:d="M25302 37787h8591v790h2736" svg:viewBox="0 0 11328 791">
          <text:p/>
        </draw:connector>
        <draw:connector draw:style-name="gr13" draw:text-style-name="P13" draw:layer="layout" draw:line-skew="3.762cm" svg:x1="25.178cm" svg:y1="40.95cm" svg:x2="36.625cm" svg:y2="39.181cm" draw:start-shape="id53" draw:start-glue-point="1" draw:end-shape="id54" draw:end-glue-point="3" svg:d="M25178 40950h9477v-1769h1970" svg:viewBox="0 0 11448 1770">
          <text:p/>
        </draw:connector>
        <draw:connector draw:style-name="gr13" draw:text-style-name="P13" draw:layer="layout" draw:line-skew="11.53cm" svg:x1="9.38cm" svg:y1="31.895cm" svg:x2="36.634cm" svg:y2="38.018cm" draw:start-shape="id13" draw:start-glue-point="1" draw:end-shape="id55" draw:end-glue-point="3" svg:d="M9380 31895h25148v6123h2106" svg:viewBox="0 0 27255 6124">
          <text:p/>
        </draw:connector>
        <draw:connector draw:style-name="gr13" draw:text-style-name="P13" draw:layer="layout" svg:x1="43.226cm" svg:y1="39.186cm" svg:x2="63.374cm" svg:y2="39.156cm" draw:start-shape="id56" draw:start-glue-point="1" draw:end-shape="id57" svg:d="M43226 39186h10065v-30h10083" svg:viewBox="0 0 20149 31">
          <text:p/>
        </draw:connector>
        <draw:custom-shape draw:style-name="gr15" draw:text-style-name="P12" xml:id="id58" draw:id="id58" draw:layer="layout" svg:width="2.286cm" svg:height="2.286cm" svg:x="58.524cm" svg:y="19.166cm">
          <text:p text:style-name="P11"><text:span text:style-name="T6">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-13.117cm" svg:x1="25.845cm" svg:y1="12.986cm" svg:x2="58.524cm" svg:y2="20.309cm" draw:start-shape="id24" draw:start-glue-point="1" draw:end-shape="id58" draw:end-glue-point="5" svg:d="M25845 12986h3222v7323h29457" svg:viewBox="0 0 32680 7324">
          <text:p/>
        </draw:connector>
        <draw:connector draw:style-name="gr13" draw:text-style-name="P13" draw:layer="layout" draw:line-skew="2.673cm" svg:x1="70.362cm" svg:y1="39.148cm" svg:x2="60.81cm" svg:y2="20.309cm" draw:start-shape="id59" draw:start-glue-point="1" draw:end-shape="id58" draw:end-glue-point="7" svg:d="M70362 39148h3173v-18839h-12725" svg:viewBox="0 0 12726 18840">
          <text:p/>
        </draw:connector>
        <draw:custom-shape draw:style-name="gr15" draw:text-style-name="P12" xml:id="id60" draw:id="id60" draw:layer="layout" svg:width="2.286cm" svg:height="2.286cm" svg:x="50.644cm" svg:y="22.906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-0.922cm" svg:x1="25.845cm" svg:y1="19.042cm" svg:x2="50.644cm" svg:y2="24.049cm" draw:start-shape="id26" draw:start-glue-point="1" draw:end-shape="id60" draw:end-glue-point="5" svg:d="M25845 19042h11477v5007h13322" svg:viewBox="0 0 24800 5008">
          <text:p/>
        </draw:connector>
        <draw:connector draw:style-name="gr19" draw:text-style-name="P11" draw:layer="layout" svg:x1="59.667cm" svg:y1="21.452cm" svg:x2="52.93cm" svg:y2="24.049cm" draw:start-shape="id58" draw:start-glue-point="6" draw:end-shape="id60" draw:end-glue-point="7" svg:d="M59667 21452v2597h-6737" svg:viewBox="0 0 6738 2598">
          <text:p text:style-name="P13"><text:span text:style-name="T6"/></text:p>
        </draw:connector>
        <draw:custom-shape draw:style-name="gr15" draw:text-style-name="P12" xml:id="id62" draw:id="id62" draw:layer="layout" svg:width="2.286cm" svg:height="2.286cm" svg:x="35.225cm" svg:y="45.867cm">
          <text:p text:style-name="P11"><text:span text:style-name="T6">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13" draw:layer="layout" draw:line-skew="-0.099cm" svg:x1="29.975cm" svg:y1="48.171cm" svg:x2="35.225cm" svg:y2="47.01cm" draw:start-shape="id61" draw:start-glue-point="1" draw:end-shape="id62" draw:end-glue-point="5" svg:d="M29975 48171h2526v-1161h2724" svg:viewBox="0 0 5251 1162">
          <text:p/>
        </draw:connector>
        <draw:connector draw:style-name="gr13" draw:text-style-name="P13" draw:layer="layout" draw:line-skew="1.257cm" svg:x1="25.175cm" svg:y1="44.267cm" svg:x2="37.511cm" svg:y2="47.01cm" draw:start-shape="id63" draw:start-glue-point="1" draw:end-shape="id62" draw:end-glue-point="7" svg:d="M25175 44267h14095v2743h-1759" svg:viewBox="0 0 14096 2744">
          <text:p/>
        </draw:connector>
        <draw:custom-shape draw:style-name="gr15" draw:text-style-name="P12" xml:id="id64" draw:id="id64" draw:layer="layout" svg:width="2.286cm" svg:height="2.286cm" svg:x="40.481cm" svg:y="48.822cm">
          <text:p text:style-name="P11"><text:span text:style-name="T6">+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1" draw:layer="layout" svg:x1="36.368cm" svg:y1="48.153cm" svg:x2="40.481cm" svg:y2="49.965cm" draw:start-shape="id62" draw:start-glue-point="6" draw:end-shape="id64" draw:end-glue-point="5" svg:d="M36368 48153v1812h4113" svg:viewBox="0 0 4114 1813">
          <text:p text:style-name="P13"><text:span text:style-name="T6">alpha_cm</text:span></text:p>
        </draw:connector>
        <draw:connector draw:style-name="gr13" draw:text-style-name="P13" draw:layer="layout" svg:x1="25.178cm" svg:y1="40.95cm" svg:x2="42.767cm" svg:y2="49.965cm" draw:start-shape="id53" draw:start-glue-point="1" draw:end-shape="id64" draw:end-glue-point="7" svg:d="M25178 40950h18091v9015h-502" svg:viewBox="0 0 18092 9016">
          <text:p/>
        </draw:connector>
        <draw:line draw:style-name="gr14" draw:text-style-name="P14" xml:id="id65" draw:id="id65" draw:layer="layout" svg:x1="4.665cm" svg:y1="50.216cm" svg:x2="9.364cm" svg:y2="50.216cm">
          <text:p text:style-name="P7"><text:span text:style-name="T7">RK</text:span></text:p>
        </draw:line>
        <draw:custom-shape draw:style-name="gr15" draw:text-style-name="P12" xml:id="id66" draw:id="id66" draw:layer="layout" svg:width="2.286cm" svg:height="2.286cm" svg:x="33.94cm" svg:y="50.942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draw:line-skew="10.717cm" svg:x1="9.364cm" svg:y1="50.216cm" svg:x2="33.94cm" svg:y2="52.085cm" draw:start-shape="id65" draw:start-glue-point="1" draw:end-shape="id66" draw:end-glue-point="5" svg:d="M9364 50216h23005v1869h1571" svg:viewBox="0 0 24577 1870">
          <text:p/>
        </draw:connector>
        <draw:connector draw:style-name="gr19" draw:text-style-name="P11" draw:layer="layout" svg:x1="41.624cm" svg:y1="51.108cm" svg:x2="36.226cm" svg:y2="52.085cm" draw:start-shape="id64" draw:start-glue-point="6" draw:end-shape="id66" svg:d="M41624 51108v977h-5398" svg:viewBox="0 0 5399 978">
          <text:p text:style-name="P13"><text:span text:style-name="T6">rk</text:span></text:p>
        </draw:connector>
        <draw:custom-shape draw:style-name="gr20" draw:text-style-name="P12" draw:layer="layout" svg:width="5.588cm" svg:height="7.722cm" svg:x="53.553cm" svg:y="57.923cm">
          <text:p text:style-name="P11"><text:span text:style-name="T5">cm_b:</text:span></text:p>
          <text:p text:style-name="P11"><text:span text:style-name="T6">NoteCommitChip</text:span></text:p>
          <draw:enhanced-geometry svg:viewBox="0 0 21600 21600" draw:type="rectangle" draw:enhanced-path="M 0 0 L 21600 0 21600 21600 0 21600 0 0 Z N"/>
        </draw:custom-shape>
        <draw:line draw:style-name="gr4" draw:text-style-name="P10" xml:id="id87" draw:id="id87" draw:layer="layout" svg:x1="53.571cm" svg:y1="60.81cm" svg:x2="56.09cm" svg:y2="60.81cm">
          <text:p text:style-name="P9"><text:span text:style-name="T4">gd_d</text:span></text:p>
        </draw:line>
        <draw:line draw:style-name="gr4" draw:text-style-name="P8" xml:id="id85" draw:id="id85" draw:layer="layout" svg:x1="53.571cm" svg:y1="61.41cm" svg:x2="56.09cm" svg:y2="61.41cm">
          <text:p text:style-name="P7"><text:span text:style-name="T4">pk_d</text:span></text:p>
        </draw:line>
        <draw:line draw:style-name="gr4" draw:text-style-name="P8" xml:id="id68" draw:id="id68" draw:layer="layout" svg:x1="53.567cm" svg:y1="62.014cm" svg:x2="56.086cm" svg:y2="62.014cm">
          <text:p text:style-name="P7"><text:span text:style-name="T4">d1</text:span></text:p>
        </draw:line>
        <draw:line draw:style-name="gr4" draw:text-style-name="P8" xml:id="id70" draw:id="id70" draw:layer="layout" svg:x1="53.563cm" svg:y1="62.573cm" svg:x2="56.082cm" svg:y2="62.573cm">
          <text:p text:style-name="P7"><text:span text:style-name="T4">d2</text:span></text:p>
        </draw:line>
        <draw:line draw:style-name="gr4" draw:text-style-name="P8" xml:id="id71" draw:id="id71" draw:layer="layout" svg:x1="53.559cm" svg:y1="63.172cm" svg:x2="56.078cm" svg:y2="63.172cm">
          <text:p text:style-name="P7"><text:span text:style-name="T4">sc</text:span></text:p>
        </draw:line>
        <draw:line draw:style-name="gr4" draw:text-style-name="P8" xml:id="id83" draw:id="id83" draw:layer="layout" svg:x1="53.554cm" svg:y1="63.731cm" svg:x2="56.073cm" svg:y2="63.731cm">
          <text:p text:style-name="P7"><text:span text:style-name="T4">rcm</text:span></text:p>
        </draw:line>
        <draw:line draw:style-name="gr4" draw:text-style-name="P8" xml:id="id75" draw:id="id75" draw:layer="layout" svg:x1="53.55cm" svg:y1="64.935cm" svg:x2="56.069cm" svg:y2="64.935cm">
          <text:p text:style-name="P7"><text:span text:style-name="T4">psi</text:span></text:p>
        </draw:line>
        <draw:line draw:style-name="gr4" draw:text-style-name="P8" xml:id="id104" draw:id="id104" draw:layer="layout" svg:x1="57.189cm" svg:y1="64.942cm" svg:x2="59.151cm" svg:y2="64.939cm">
          <text:p text:style-name="P7"><text:span text:style-name="T4">cm</text:span></text:p>
        </draw:line>
        <draw:line draw:style-name="gr4" draw:text-style-name="P8" xml:id="id73" draw:id="id73" draw:layer="layout" svg:x1="53.542cm" svg:y1="64.332cm" svg:x2="56.061cm" svg:y2="64.332cm">
          <text:p text:style-name="P7"><text:span text:style-name="T4">rho</text:span></text:p>
        </draw:line>
        <draw:connector draw:style-name="gr13" draw:text-style-name="P13" draw:layer="layout" draw:line-skew="15.985cm" svg:x1="9.444cm" svg:y1="62.755cm" svg:x2="53.567cm" svg:y2="62.014cm" draw:start-shape="id67" draw:start-glue-point="1" draw:end-shape="id68" draw:end-glue-point="3" svg:d="M9444 62755h38038v-741h6085" svg:viewBox="0 0 44124 742">
          <text:p/>
        </draw:connector>
        <draw:connector draw:style-name="gr13" draw:text-style-name="P13" draw:layer="layout" draw:line-skew="16.88cm" svg:x1="9.436cm" svg:y1="63.414cm" svg:x2="53.563cm" svg:y2="62.573cm" draw:start-shape="id69" draw:start-glue-point="1" draw:end-shape="id70" draw:end-glue-point="3" svg:d="M9436 63414h38935v-841h5192" svg:viewBox="0 0 44128 842">
          <text:p/>
        </draw:connector>
        <draw:connector draw:style-name="gr13" draw:text-style-name="P13" draw:layer="layout" draw:line-skew="17.775cm" svg:x1="9.428cm" svg:y1="64.013cm" svg:x2="53.559cm" svg:y2="63.172cm" draw:start-shape="id32" draw:start-glue-point="1" draw:end-shape="id71" draw:end-glue-point="3" svg:d="M9428 64013h39832v-841h4299" svg:viewBox="0 0 44132 842">
          <text:p/>
        </draw:connector>
        <draw:connector draw:style-name="gr13" draw:text-style-name="P13" draw:layer="layout" draw:line-skew="19.443cm" svg:x1="9.412cm" svg:y1="67.476cm" svg:x2="53.542cm" svg:y2="64.332cm" draw:start-shape="id72" draw:start-glue-point="1" draw:end-shape="id73" draw:end-glue-point="3" svg:d="M9412 67476h41499v-3144h2631" svg:viewBox="0 0 44131 3145">
          <text:p/>
        </draw:connector>
        <draw:connector draw:style-name="gr13" draw:text-style-name="P13" draw:layer="layout" draw:line-skew="20.205cm" svg:x1="9.404cm" svg:y1="68.073cm" svg:x2="53.55cm" svg:y2="64.935cm" draw:start-shape="id74" draw:start-glue-point="1" draw:end-shape="id75" draw:end-glue-point="3" svg:d="M9404 68073h42269v-3138h1877" svg:viewBox="0 0 44147 3139">
          <text:p/>
        </draw:connector>
        <draw:custom-shape draw:style-name="gr7" draw:text-style-name="P12" draw:layer="layout" svg:width="6.985cm" svg:height="2.032cm" svg:x="32.323cm" svg:y="55.702cm">
          <text:p text:style-name="P11"><text:span text:style-name="T5">g_d_b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81" draw:id="id81" draw:layer="layout" svg:x1="32.32cm" svg:y1="57.114cm" svg:x2="35.114cm" svg:y2="57.128cm">
          <text:p text:style-name="P7"><text:span text:style-name="T4">value</text:span></text:p>
        </draw:line>
        <draw:line draw:style-name="gr4" draw:text-style-name="P8" xml:id="id86" draw:id="id86" draw:layer="layout" svg:x1="35.879cm" svg:y1="57.099cm" svg:x2="39.308cm" svg:y2="57.128cm">
          <text:p text:style-name="P7"><text:span text:style-name="T4">NIPoi</text:span><text:span text:style-name="T4">nt</text:span></text:p>
        </draw:line>
        <draw:custom-shape draw:style-name="gr7" draw:text-style-name="P12" draw:layer="layout" svg:width="6.985cm" svg:height="2.032cm" svg:x="32.323cm" svg:y="58.158cm">
          <text:p text:style-name="P11"><text:span text:style-name="T5">pk_d_b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79" draw:id="id79" draw:layer="layout" svg:x1="32.32cm" svg:y1="59.57cm" svg:x2="35.114cm" svg:y2="59.584cm">
          <text:p text:style-name="P7"><text:span text:style-name="T4">value</text:span></text:p>
        </draw:line>
        <draw:line draw:style-name="gr4" draw:text-style-name="P8" xml:id="id84" draw:id="id84" draw:layer="layout" svg:x1="35.879cm" svg:y1="59.555cm" svg:x2="39.308cm" svg:y2="59.584cm">
          <text:p text:style-name="P7"><text:span text:style-name="T4">NIPoi</text:span><text:span text:style-name="T4">nt</text:span></text:p>
        </draw:line>
        <draw:custom-shape draw:style-name="gr7" draw:text-style-name="P12" draw:layer="layout" svg:width="6.985cm" svg:height="2.032cm" svg:x="18.228cm" svg:y="64.722cm">
          <text:p text:style-name="P11"><text:span text:style-name="T5">rcm_b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77" draw:id="id77" draw:layer="layout" svg:x1="18.225cm" svg:y1="66.134cm" svg:x2="21.019cm" svg:y2="66.148cm">
          <text:p text:style-name="P7"><text:span text:style-name="T4">value</text:span></text:p>
        </draw:line>
        <draw:line draw:style-name="gr4" draw:text-style-name="P8" xml:id="id82" draw:id="id82" draw:layer="layout" svg:x1="21.784cm" svg:y1="66.119cm" svg:x2="25.213cm" svg:y2="66.148cm">
          <text:p text:style-name="P7"><text:span text:style-name="T4">Scala</text:span><text:span text:style-name="T4">rF</text:span></text:p>
        </draw:line>
        <draw:connector draw:style-name="gr13" draw:text-style-name="P13" draw:layer="layout" draw:line-skew="3.245cm" svg:x1="9.42cm" svg:y1="66.872cm" svg:x2="18.225cm" svg:y2="66.141cm" draw:start-shape="id76" draw:start-glue-point="1" draw:end-shape="id77" draw:end-glue-point="3" svg:d="M9420 66872h7639v-731h1166" svg:viewBox="0 0 8806 732">
          <text:p/>
        </draw:connector>
        <draw:connector draw:style-name="gr13" draw:text-style-name="P13" draw:layer="layout" draw:line-skew="9.714cm" svg:x1="9.352cm" svg:y1="56.651cm" svg:x2="32.32cm" svg:y2="59.577cm" draw:start-shape="id78" draw:start-glue-point="1" draw:end-shape="id79" draw:end-glue-point="3" svg:d="M9352 56651h21189v2926h1779" svg:viewBox="0 0 22969 2927">
          <text:p/>
        </draw:connector>
        <draw:connector draw:style-name="gr13" draw:text-style-name="P13" draw:layer="layout" draw:line-skew="10.476cm" svg:x1="9.352cm" svg:y1="55.951cm" svg:x2="32.32cm" svg:y2="57.121cm" draw:start-shape="id80" draw:start-glue-point="1" draw:end-shape="id81" draw:end-glue-point="3" svg:d="M9352 55951h21951v1170h1017" svg:viewBox="0 0 22969 1171">
          <text:p/>
        </draw:connector>
        <draw:connector draw:style-name="gr13" draw:text-style-name="P13" draw:layer="layout" draw:line-skew="10.647cm" svg:x1="25.213cm" svg:y1="66.133cm" svg:x2="53.554cm" svg:y2="63.731cm" draw:start-shape="id82" draw:start-glue-point="1" draw:end-shape="id83" draw:end-glue-point="3" svg:d="M25213 66133h24809v-2402h3532" svg:viewBox="0 0 28342 2403">
          <text:p/>
        </draw:connector>
        <draw:connector draw:style-name="gr13" draw:text-style-name="P13" draw:layer="layout" draw:line-skew="-0.498cm" svg:x1="39.308cm" svg:y1="59.569cm" svg:x2="53.571cm" svg:y2="61.41cm" draw:start-shape="id84" draw:start-glue-point="1" draw:end-shape="id85" draw:end-glue-point="3" svg:d="M39308 59569h6625v1841h7638" svg:viewBox="0 0 14264 1842">
          <text:p/>
        </draw:connector>
        <draw:connector draw:style-name="gr13" draw:text-style-name="P13" draw:layer="layout" draw:line-skew="0.222cm" svg:x1="39.308cm" svg:y1="57.113cm" svg:x2="53.571cm" svg:y2="60.81cm" draw:start-shape="id86" draw:start-glue-point="1" draw:end-shape="id87" draw:end-glue-point="3" svg:d="M39308 57113h7345v3697h6918" svg:viewBox="0 0 14264 3698">
          <text:p/>
        </draw:connector>
        <draw:custom-shape draw:style-name="gr7" draw:text-style-name="P12" draw:layer="layout" svg:width="6.985cm" svg:height="2.032cm" svg:x="18.466cm" svg:y="79.847cm">
          <text:p text:style-name="P11"><text:span text:style-name="T5">rcm_c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89" draw:id="id89" draw:layer="layout" svg:x1="18.463cm" svg:y1="81.259cm" svg:x2="21.257cm" svg:y2="81.273cm">
          <text:p text:style-name="P7"><text:span text:style-name="T4">val</text:span><text:span text:style-name="T4">ue</text:span></text:p>
        </draw:line>
        <draw:line draw:style-name="gr4" draw:text-style-name="P8" xml:id="id92" draw:id="id92" draw:layer="layout" svg:x1="22.022cm" svg:y1="81.244cm" svg:x2="25.451cm" svg:y2="81.273cm">
          <text:p text:style-name="P7"><text:span text:style-name="T4">Scala</text:span><text:span text:style-name="T4">rF</text:span></text:p>
        </draw:line>
        <draw:connector draw:style-name="gr13" draw:text-style-name="P13" draw:layer="layout" draw:line-skew="-2.507cm" svg:x1="9.396cm" svg:y1="79.877cm" svg:x2="18.463cm" svg:y2="81.266cm" draw:start-shape="id88" draw:start-glue-point="1" draw:end-shape="id89" draw:end-glue-point="3" svg:d="M9396 79877h2018v1389h7049" svg:viewBox="0 0 9068 1390">
          <text:p/>
        </draw:connector>
        <draw:custom-shape draw:style-name="gr21" draw:text-style-name="P12" draw:layer="layout" svg:width="5.585cm" svg:height="7.722cm" svg:x="65.68cm" svg:y="73.771cm">
          <text:p text:style-name="P11"><text:span text:style-name="T5">cm_c:</text:span></text:p>
          <text:p text:style-name="P11"><text:span text:style-name="T6">NoteCommitChip</text:span></text:p>
          <draw:enhanced-geometry svg:viewBox="0 0 21600 21600" draw:type="rectangle" draw:enhanced-path="M 0 0 L 21600 0 21600 21600 0 21600 0 0 Z N"/>
        </draw:custom-shape>
        <draw:line draw:style-name="gr4" draw:text-style-name="P10" xml:id="id123" draw:id="id123" draw:layer="layout" svg:x1="65.698cm" svg:y1="76.669cm" svg:x2="68.217cm" svg:y2="76.669cm">
          <text:p text:style-name="P9"><text:span text:style-name="T4">gd_d</text:span></text:p>
        </draw:line>
        <draw:line draw:style-name="gr4" draw:text-style-name="P8" xml:id="id121" draw:id="id121" draw:layer="layout" svg:x1="65.698cm" svg:y1="77.269cm" svg:x2="68.217cm" svg:y2="77.269cm">
          <text:p text:style-name="P7"><text:span text:style-name="T4">pk_d</text:span></text:p>
        </draw:line>
        <draw:line draw:style-name="gr4" draw:text-style-name="P8" xml:id="id95" draw:id="id95" draw:layer="layout" svg:x1="65.694cm" svg:y1="77.873cm" svg:x2="68.213cm" svg:y2="77.873cm">
          <text:p text:style-name="P7"><text:span text:style-name="T4">d1</text:span></text:p>
        </draw:line>
        <draw:line draw:style-name="gr4" draw:text-style-name="P8" xml:id="id99" draw:id="id99" draw:layer="layout" svg:x1="65.69cm" svg:y1="78.432cm" svg:x2="68.209cm" svg:y2="78.432cm">
          <text:p text:style-name="P7"><text:span text:style-name="T4">d2</text:span></text:p>
        </draw:line>
        <draw:line draw:style-name="gr4" draw:text-style-name="P8" xml:id="id100" draw:id="id100" draw:layer="layout" svg:x1="65.686cm" svg:y1="79.031cm" svg:x2="68.205cm" svg:y2="79.031cm">
          <text:p text:style-name="P7"><text:span text:style-name="T4">sc</text:span></text:p>
        </draw:line>
        <draw:line draw:style-name="gr4" draw:text-style-name="P8" xml:id="id93" draw:id="id93" draw:layer="layout" svg:x1="65.681cm" svg:y1="79.59cm" svg:x2="68.2cm" svg:y2="79.59cm">
          <text:p text:style-name="P7"><text:span text:style-name="T4">rcm</text:span></text:p>
        </draw:line>
        <draw:line draw:style-name="gr4" draw:text-style-name="P8" xml:id="id91" draw:id="id91" draw:layer="layout" svg:x1="65.677cm" svg:y1="80.794cm" svg:x2="68.196cm" svg:y2="80.794cm">
          <text:p text:style-name="P7"><text:span text:style-name="T4">psi</text:span></text:p>
        </draw:line>
        <draw:line draw:style-name="gr4" draw:text-style-name="P8" xml:id="id101" draw:id="id101" draw:layer="layout" svg:x1="69.316cm" svg:y1="80.801cm" svg:x2="71.278cm" svg:y2="80.798cm">
          <text:p text:style-name="P7"><text:span text:style-name="T4">cm</text:span></text:p>
        </draw:line>
        <draw:line draw:style-name="gr4" draw:text-style-name="P8" xml:id="id98" draw:id="id98" draw:layer="layout" svg:x1="65.669cm" svg:y1="80.191cm" svg:x2="68.188cm" svg:y2="80.191cm">
          <text:p text:style-name="P7"><text:span text:style-name="T4">rho</text:span></text:p>
        </draw:line>
        <draw:connector draw:style-name="gr13" draw:text-style-name="P13" draw:layer="layout" draw:line-skew="22.523cm" svg:x1="9.404cm" svg:y1="82.68cm" svg:x2="65.677cm" svg:y2="80.794cm" draw:start-shape="id90" draw:start-glue-point="1" draw:end-shape="id91" draw:end-glue-point="3" svg:d="M9404 82680h50651v-1886h5622" svg:viewBox="0 0 56274 1887">
          <text:p/>
        </draw:connector>
        <draw:connector draw:style-name="gr13" draw:text-style-name="P13" draw:layer="layout" draw:line-skew="13.736cm" svg:x1="25.451cm" svg:y1="81.258cm" svg:x2="65.681cm" svg:y2="79.59cm" draw:start-shape="id92" draw:start-glue-point="1" draw:end-shape="id93" draw:end-glue-point="3" svg:d="M25451 81258h33842v-1668h6388" svg:viewBox="0 0 40231 1669">
          <text:p/>
        </draw:connector>
        <draw:connector draw:style-name="gr13" draw:text-style-name="P13" draw:layer="layout" draw:line-skew="7.005cm" svg:x1="9.336cm" svg:y1="72.259cm" svg:x2="65.694cm" svg:y2="77.873cm" draw:start-shape="id94" draw:start-glue-point="1" draw:end-shape="id95" draw:end-glue-point="3" svg:d="M9336 72259h35175v5614h21183" svg:viewBox="0 0 56359 5615">
          <text:p/>
        </draw:connector>
        <draw:connector draw:style-name="gr13" draw:text-style-name="P13" draw:layer="layout" draw:line-skew="-3.801cm" svg:x1="19.942cm" svg:y1="9.318cm" svg:x2="50.498cm" svg:y2="30.331cm" draw:start-shape="id3" draw:start-glue-point="1" draw:end-shape="id96" draw:end-glue-point="3" svg:d="M19942 9318h11468v21013h19088" svg:viewBox="0 0 30557 21014">
          <text:p/>
        </draw:connector>
        <draw:connector draw:style-name="gr13" draw:text-style-name="P13" draw:layer="layout" svg:x1="59.126cm" svg:y1="47.985cm" svg:x2="65.669cm" svg:y2="80.191cm" draw:start-shape="id97" draw:start-glue-point="7" draw:end-shape="id98" draw:end-glue-point="3" svg:d="M59126 47985h3264v32206h3279" svg:viewBox="0 0 6544 32207">
          <text:p/>
        </draw:connector>
        <draw:connector draw:style-name="gr13" draw:text-style-name="P13" draw:layer="layout" draw:line-skew="-22.969cm" svg:x1="9.444cm" svg:y1="22.21cm" svg:x2="65.69cm" svg:y2="78.432cm" draw:start-shape="id30" draw:start-glue-point="1" draw:end-shape="id99" draw:end-glue-point="3" svg:d="M9444 22210h5145v56222h51101" svg:viewBox="0 0 56247 56223">
          <text:p/>
        </draw:connector>
        <draw:connector draw:style-name="gr13" draw:text-style-name="P13" draw:layer="layout" draw:line-skew="-23.594cm" svg:x1="9.428cm" svg:y1="64.013cm" svg:x2="65.686cm" svg:y2="79.031cm" draw:start-shape="id32" draw:start-glue-point="1" draw:end-shape="id100" draw:end-glue-point="3" svg:d="M9428 64013h4526v15018h51732" svg:viewBox="0 0 56259 15019">
          <text:p/>
        </draw:connector>
        <draw:line draw:style-name="gr14" draw:text-style-name="P14" xml:id="id103" draw:id="id103" draw:layer="layout" svg:x1="4.657cm" svg:y1="84.033cm" svg:x2="9.356cm" svg:y2="84.033cm">
          <text:p text:style-name="P7"><text:span text:style-name="T7">CMC</text:span></text:p>
        </draw:line>
        <draw:line draw:style-name="gr14" draw:text-style-name="P14" xml:id="id106" draw:id="id106" draw:layer="layout" svg:x1="4.649cm" svg:y1="68.946cm" svg:x2="9.348cm" svg:y2="68.946cm">
          <text:p text:style-name="P7"><text:span text:style-name="T7">CMB</text:span></text:p>
        </draw:line>
        <draw:line draw:style-name="gr14" draw:text-style-name="P14" xml:id="id108" draw:id="id108" draw:layer="layout" svg:x1="4.641cm" svg:y1="59.559cm" svg:x2="9.34cm" svg:y2="59.559cm">
          <text:p text:style-name="P7"><text:span text:style-name="T7">B_D1</text:span></text:p>
        </draw:line>
        <draw:custom-shape draw:style-name="gr15" draw:text-style-name="P12" xml:id="id102" draw:id="id102" draw:layer="layout" svg:width="2.286cm" svg:height="2.286cm" svg:x="69.035cm" svg:y="82.016cm">
          <text:p text:style-name="P11"><text:span text:style-name="T6">==</text:span></text:p>
          <text:p text:style-name="P11"><text:span text:style-name="T8">CM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0.424cm" svg:x1="71.278cm" svg:y1="80.799cm" svg:x2="71.321cm" svg:y2="83.159cm" draw:start-shape="id101" draw:start-glue-point="1" draw:end-shape="id102" draw:end-glue-point="7" svg:d="M71278 80799h969v2360h-926" svg:viewBox="0 0 970 2361">
          <text:p/>
        </draw:connector>
        <draw:connector draw:style-name="gr16" draw:text-style-name="P13" draw:layer="layout" draw:line-skew="23.329cm" svg:x1="9.356cm" svg:y1="84.033cm" svg:x2="69.035cm" svg:y2="83.159cm" draw:start-shape="id103" draw:start-glue-point="1" draw:end-shape="id102" draw:end-glue-point="5" svg:d="M9356 84033h53168v-874h6511" svg:viewBox="0 0 59680 875">
          <text:p/>
        </draw:connector>
        <draw:custom-shape draw:style-name="gr15" draw:text-style-name="P12" xml:id="id105" draw:id="id105" draw:layer="layout" svg:width="2.286cm" svg:height="2.286cm" svg:x="56.553cm" svg:y="66.351cm">
          <text:p text:style-name="P11"><text:span text:style-name="T6">==</text:span></text:p>
          <text:p text:style-name="P11"><text:span text:style-name="T8">CM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svg:x1="59.151cm" svg:y1="64.94cm" svg:x2="58.839cm" svg:y2="67.494cm" draw:start-shape="id104" draw:start-glue-point="1" draw:end-shape="id105" draw:end-glue-point="7" svg:d="M59151 64940h500v2554h-812" svg:viewBox="0 0 813 2555">
          <text:p/>
        </draw:connector>
        <draw:connector draw:style-name="gr16" draw:text-style-name="P13" draw:layer="layout" draw:line-skew="19.216cm" svg:x1="9.348cm" svg:y1="68.946cm" svg:x2="56.553cm" svg:y2="67.494cm" draw:start-shape="id106" draw:start-glue-point="1" draw:end-shape="id105" draw:end-glue-point="5" svg:d="M9348 68946h42818v-1452h4387" svg:viewBox="0 0 47206 1453">
          <text:p/>
        </draw:connector>
        <draw:custom-shape draw:style-name="gr15" draw:text-style-name="P12" xml:id="id107" draw:id="id107" draw:layer="layout" svg:width="2.286cm" svg:height="2.286cm" svg:x="15.828cm" svg:y="59.879cm">
          <text:p text:style-name="P11"><text:span text:style-name="T6">==</text:span></text:p>
          <text:p text:style-name="P11"><text:span text:style-name="T8">B_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2.588cm" svg:x1="9.444cm" svg:y1="62.755cm" svg:x2="15.828cm" svg:y2="61.022cm" draw:start-shape="id67" draw:start-glue-point="1" draw:end-shape="id107" draw:end-glue-point="5" svg:d="M9444 62755h5780v-1733h604" svg:viewBox="0 0 6385 1734">
          <text:p/>
        </draw:connector>
        <draw:connector draw:style-name="gr16" draw:text-style-name="P13" draw:layer="layout" draw:line-skew="0.863cm" svg:x1="9.34cm" svg:y1="59.559cm" svg:x2="18.114cm" svg:y2="61.022cm" draw:start-shape="id108" draw:start-glue-point="1" draw:end-shape="id107" draw:end-glue-point="7" svg:d="M9340 59559v-11h9276v1474h-502" svg:viewBox="0 0 9277 1475">
          <text:p/>
        </draw:connector>
        <draw:line draw:style-name="gr14" draw:text-style-name="P14" xml:id="id109" draw:id="id109" draw:layer="layout" svg:x1="4.633cm" svg:y1="58.876cm" svg:x2="9.332cm" svg:y2="58.876cm">
          <text:p text:style-name="P7"><text:span text:style-name="T7">B_D2</text:span></text:p>
        </draw:line>
        <draw:line draw:style-name="gr14" draw:text-style-name="P14" xml:id="id111" draw:id="id111" draw:layer="layout" svg:x1="4.625cm" svg:y1="58.193cm" svg:x2="9.324cm" svg:y2="58.193cm">
          <text:p text:style-name="P7"><text:span text:style-name="T7">B_SC</text:span></text:p>
        </draw:line>
        <draw:custom-shape draw:style-name="gr15" draw:text-style-name="P12" xml:id="id110" draw:id="id110" draw:layer="layout" svg:width="2.286cm" svg:height="2.286cm" svg:x="19.829cm" svg:y="59.88cm">
          <text:p text:style-name="P11"><text:span text:style-name="T6">==</text:span></text:p>
          <text:p text:style-name="P11"><text:span text:style-name="T8">B_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xml:id="id112" draw:id="id112" draw:layer="layout" svg:width="2.286cm" svg:height="2.286cm" svg:x="23.83cm" svg:y="59.881cm">
          <text:p text:style-name="P11"><text:span text:style-name="T6">==</text:span></text:p>
          <text:p text:style-name="P11"><text:span text:style-name="T8">B_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svg:x1="9.332cm" svg:y1="58.876cm" svg:x2="22.115cm" svg:y2="61.023cm" draw:start-shape="id109" draw:start-glue-point="1" draw:end-shape="id110" draw:end-glue-point="7" svg:d="M9332 58876h13285v2147h-502" svg:viewBox="0 0 13286 2148">
          <text:p/>
        </draw:connector>
        <draw:connector draw:style-name="gr13" draw:text-style-name="P13" draw:layer="layout" draw:line-skew="4.529cm" svg:x1="9.436cm" svg:y1="63.414cm" svg:x2="19.829cm" svg:y2="61.023cm" draw:start-shape="id69" draw:start-glue-point="1" draw:end-shape="id110" draw:end-glue-point="5" svg:d="M9436 63414h9725v-2391h668" svg:viewBox="0 0 10394 2392">
          <text:p/>
        </draw:connector>
        <draw:connector draw:style-name="gr16" draw:text-style-name="P13" draw:layer="layout" svg:x1="9.324cm" svg:y1="58.193cm" svg:x2="26.116cm" svg:y2="61.024cm" draw:start-shape="id111" draw:start-glue-point="1" draw:end-shape="id112" draw:end-glue-point="7" svg:d="M9324 58193h17294v2831h-502" svg:viewBox="0 0 17295 2832">
          <text:p/>
        </draw:connector>
        <draw:connector draw:style-name="gr13" draw:text-style-name="P13" draw:layer="layout" draw:line-skew="6.596cm" svg:x1="9.428cm" svg:y1="64.013cm" svg:x2="23.83cm" svg:y2="61.024cm" draw:start-shape="id32" draw:start-glue-point="1" draw:end-shape="id112" draw:end-glue-point="5" svg:d="M9428 64013h13797v-2989h605" svg:viewBox="0 0 14403 2990">
          <text:p/>
        </draw:connector>
        <draw:custom-shape draw:style-name="gr15" draw:text-style-name="P12" xml:id="id113" draw:id="id113" draw:layer="layout" svg:width="2.286cm" svg:height="2.286cm" svg:x="16.141cm" svg:y="50.943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0.232cm" svg:x1="9.436cm" svg:y1="63.414cm" svg:x2="18.427cm" svg:y2="52.086cm" draw:start-shape="id69" draw:start-glue-point="1" draw:end-shape="id113" draw:end-glue-point="7" svg:d="M9436 63414h9725v-11328h-734" svg:viewBox="0 0 9726 11329">
          <text:p/>
        </draw:connector>
        <draw:connector draw:style-name="gr13" draw:text-style-name="P13" draw:layer="layout" draw:line-skew="1.797cm" svg:x1="9.444cm" svg:y1="22.21cm" svg:x2="16.141cm" svg:y2="52.086cm" draw:start-shape="id30" draw:start-glue-point="1" draw:end-shape="id113" draw:end-glue-point="5" svg:d="M9444 22210h5145v29876h1552" svg:viewBox="0 0 6698 29877">
          <text:p/>
        </draw:connector>
        <draw:custom-shape draw:style-name="gr22" draw:text-style-name="P16" draw:layer="layout" svg:width="18.288cm" svg:height="8.763cm" svg:x="65.2cm" svg:y="49.865cm">
          <text:p text:style-name="P15"><text:span text:style-name="T9">It is either:</text:span></text:p>
          <text:p text:style-name="P15"><text:span text:style-name="T9">a=b+c</text:span></text:p>
          <text:p text:style-name="P15"><text:span text:style-name="T9">Or:</text:span></text:p>
          <text:p text:style-name="P15"><text:span text:style-name="T9">a=c=0</text:span></text:p>
          <text:p text:style-name="P15"><text:span text:style-name="T9">=&gt;</text:span></text:p>
          <text:p text:style-name="P15"><text:span text:style-name="T9">(a-b-c)*(a+c)=0</text:span></text:p>
          <text:p text:style-name="P15"><text:span text:style-name="T9">&lt;=&gt;</text:span></text:p>
          <text:p text:style-name="P15"><text:span text:style-name="T9">(d1_a–d1_b–d1_c)*(d1_a+d1_c)=0</text:span></text:p>
          <draw:enhanced-geometry svg:viewBox="0 0 21600 21600" draw:type="rectangle" draw:enhanced-path="M 0 0 L 21600 0 21600 21600 0 21600 0 0 Z N"/>
        </draw:custom-shape>
        <draw:line draw:style-name="gr4" draw:text-style-name="P10" xml:id="id116" draw:id="id116" draw:layer="layout" svg:x1="58.507cm" svg:y1="12.402cm" svg:x2="61.026cm" svg:y2="12.402cm">
          <text:p text:style-name="P9"><text:span text:style-name="T4">nft</text:span></text:p>
        </draw:line>
        <draw:line draw:style-name="gr4" draw:text-style-name="P10" xml:id="id115" draw:id="id115" draw:layer="layout" svg:x1="53.563cm" svg:y1="60.214cm" svg:x2="56.082cm" svg:y2="60.214cm">
          <text:p text:style-name="P9"><text:span text:style-name="T4">nft</text:span></text:p>
        </draw:line>
        <draw:line draw:style-name="gr4" draw:text-style-name="P10" xml:id="id119" draw:id="id119" draw:layer="layout" svg:x1="65.69cm" svg:y1="76.073cm" svg:x2="68.209cm" svg:y2="76.073cm">
          <text:p text:style-name="P9"><text:span text:style-name="T4">nft</text:span></text:p>
        </draw:line>
        <draw:line draw:style-name="gr14" draw:text-style-name="P14" xml:id="id114" draw:id="id114" draw:layer="layout" svg:x1="4.657cm" svg:y1="55.033cm" svg:x2="9.356cm" svg:y2="55.033cm">
          <text:p text:style-name="P7"><text:span text:style-name="T7">NFT</text:span></text:p>
        </draw:line>
        <draw:connector draw:style-name="gr16" draw:text-style-name="P13" draw:layer="layout" draw:line-skew="16.006cm" svg:x1="9.356cm" svg:y1="55.033cm" svg:x2="53.563cm" svg:y2="60.214cm" draw:start-shape="id114" draw:start-glue-point="1" draw:end-shape="id115" draw:end-glue-point="3" svg:d="M9356 55033h38101v5181h6106" svg:viewBox="0 0 44208 5182">
          <text:p/>
        </draw:connector>
        <draw:connector draw:style-name="gr23" draw:text-style-name="P13" draw:layer="layout" draw:line-skew="13.559cm" svg:x1="9.356cm" svg:y1="55.033cm" svg:x2="58.507cm" svg:y2="12.402cm" draw:start-shape="id114" draw:start-glue-point="1" draw:end-shape="id116" draw:end-glue-point="3" svg:d="M9356 55033h38126v-42631h11025" svg:viewBox="0 0 49152 42632">
          <text:p/>
        </draw:connector>
        <draw:custom-shape draw:style-name="gr15" draw:text-style-name="P12" xml:id="id118" draw:id="id118" draw:layer="layout" svg:width="2.286cm" svg:height="2.286cm" svg:x="45.854cm" svg:y="71.652cm">
          <text:p text:style-name="P11"><text:span text:style-name="T6">==</text:span></text:p>
          <text:p text:style-name="P11"><text:span text:style-name="T8">NF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13" draw:layer="layout" svg:x1="50.978cm" svg:y1="72.78cm" svg:x2="48.14cm" svg:y2="72.795cm" draw:start-shape="id117" draw:start-glue-point="3" draw:end-shape="id118" draw:end-glue-point="7" svg:d="M50978 72780h-1419v15h-1419" svg:viewBox="0 0 2839 16">
          <text:p/>
        </draw:connector>
        <draw:connector draw:style-name="gr18" draw:text-style-name="P13" draw:layer="layout" svg:x1="54.721cm" svg:y1="72.78cm" svg:x2="65.69cm" svg:y2="76.073cm" draw:start-shape="id117" draw:start-glue-point="1" draw:end-shape="id119" draw:end-glue-point="3" svg:d="M54721 72780h5476v3293h5493" svg:viewBox="0 0 10970 3294">
          <text:p/>
        </draw:connector>
        <draw:connector draw:style-name="gr13" draw:text-style-name="P13" draw:layer="layout" draw:line-skew="16.916cm" svg:x1="9.336cm" svg:y1="72.259cm" svg:x2="45.854cm" svg:y2="72.795cm" draw:start-shape="id94" draw:start-glue-point="1" draw:end-shape="id118" draw:end-glue-point="5" svg:d="M9336 72259h35175v536h1343" svg:viewBox="0 0 36519 537">
          <text:p/>
        </draw:connector>
        <draw:custom-shape draw:style-name="gr15" draw:text-style-name="P12" xml:id="id97" draw:id="id97" draw:layer="layout" svg:width="2.286cm" svg:height="2.286cm" svg:x="56.84cm" svg:y="46.842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17.785cm" svg:x1="9.412cm" svg:y1="67.476cm" svg:x2="56.84cm" svg:y2="47.985cm" draw:start-shape="id72" draw:start-glue-point="1" draw:end-shape="id97" draw:end-glue-point="5" svg:d="M9412 67476h41499v-19491h5929" svg:viewBox="0 0 47429 19492">
          <text:p/>
        </draw:connector>
        <draw:connector draw:style-name="gr13" draw:text-style-name="P13" draw:layer="layout" svg:x1="57.095cm" svg:y1="30.94cm" svg:x2="59.126cm" svg:y2="47.985cm" draw:start-shape="id23" draw:start-glue-point="1" draw:end-shape="id97" draw:end-glue-point="7" svg:d="M57095 30940h2533v17045h-502" svg:viewBox="0 0 2534 17046">
          <text:p/>
        </draw:connector>
        <draw:line draw:style-name="gr4" draw:text-style-name="P10" xml:id="id126" draw:id="id126" draw:layer="layout" svg:x1="4.645cm" svg:y1="76.755cm" svg:x2="9.344cm" svg:y2="76.755cm">
          <text:p text:style-name="P9"><text:span text:style-name="T4">g_d_c</text:span></text:p>
        </draw:line>
        <draw:line draw:style-name="gr4" draw:text-style-name="P8" xml:id="id124" draw:id="id124" draw:layer="layout" svg:x1="4.645cm" svg:y1="77.755cm" svg:x2="9.344cm" svg:y2="77.755cm">
          <text:p text:style-name="P7"><text:span text:style-name="T4">pk_d_c</text:span></text:p>
        </draw:line>
        <draw:line draw:style-name="gr14" draw:text-style-name="P14" xml:id="id128" draw:id="id128" draw:layer="layout" svg:x1="4.633cm" svg:y1="73.863cm" svg:x2="9.332cm" svg:y2="73.863cm">
          <text:p text:style-name="P7"><text:span text:style-name="T7">C_D1</text:span></text:p>
        </draw:line>
        <draw:custom-shape draw:style-name="gr7" draw:text-style-name="P12" draw:layer="layout" svg:width="6.985cm" svg:height="2.032cm" svg:x="24.343cm" svg:y="73.706cm">
          <text:p text:style-name="P11"><text:span text:style-name="T5">g_d_c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127" draw:id="id127" draw:layer="layout" svg:x1="24.34cm" svg:y1="75.118cm" svg:x2="27.134cm" svg:y2="75.132cm">
          <text:p text:style-name="P7"><text:span text:style-name="T4">value</text:span></text:p>
        </draw:line>
        <draw:line draw:style-name="gr4" draw:text-style-name="P8" xml:id="id122" draw:id="id122" draw:layer="layout" svg:x1="27.899cm" svg:y1="75.103cm" svg:x2="31.328cm" svg:y2="75.132cm">
          <text:p text:style-name="P7"><text:span text:style-name="T4">NIPoint</text:span></text:p>
        </draw:line>
        <draw:custom-shape draw:style-name="gr7" draw:text-style-name="P12" draw:layer="layout" svg:width="6.985cm" svg:height="2.032cm" svg:x="33.265cm" svg:y="75.703cm">
          <text:p text:style-name="P11"><text:span text:style-name="T5">pk_d_c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120" draw:id="id120" draw:layer="layout" svg:x1="36.821cm" svg:y1="77.1cm" svg:x2="40.25cm" svg:y2="77.129cm">
          <text:p text:style-name="P7"><text:span text:style-name="T4">NIPoint</text:span></text:p>
        </draw:line>
        <draw:line draw:style-name="gr4" draw:text-style-name="P8" xml:id="id125" draw:id="id125" draw:layer="layout" svg:x1="33.268cm" svg:y1="77.106cm" svg:x2="36.062cm" svg:y2="77.12cm">
          <text:p text:style-name="P7"><text:span text:style-name="T4">value</text:span></text:p>
        </draw:line>
        <draw:connector draw:style-name="gr13" draw:text-style-name="P13" draw:layer="layout" draw:line-skew="5.947cm" svg:x1="40.25cm" svg:y1="77.114cm" svg:x2="65.698cm" svg:y2="77.269cm" draw:start-shape="id120" draw:start-glue-point="1" draw:end-shape="id121" draw:end-glue-point="3" svg:d="M40250 77114h18662v155h6786" svg:viewBox="0 0 25449 156">
          <text:p/>
        </draw:connector>
        <draw:connector draw:style-name="gr13" draw:text-style-name="P13" draw:layer="layout" draw:line-skew="10.408cm" svg:x1="31.328cm" svg:y1="75.117cm" svg:x2="65.698cm" svg:y2="76.669cm" draw:start-shape="id122" draw:start-glue-point="1" draw:end-shape="id123" draw:end-glue-point="3" svg:d="M31328 75117h27584v1552h6786" svg:viewBox="0 0 34371 1553">
          <text:p/>
        </draw:connector>
        <draw:connector draw:style-name="gr13" draw:text-style-name="P13" draw:layer="layout" draw:line-skew="11.072cm" svg:x1="9.344cm" svg:y1="77.755cm" svg:x2="33.268cm" svg:y2="77.113cm" draw:start-shape="id124" draw:start-glue-point="1" draw:end-shape="id125" draw:end-glue-point="3" svg:d="M9344 77755h23025v-642h899" svg:viewBox="0 0 23925 643">
          <text:p/>
        </draw:connector>
        <draw:connector draw:style-name="gr13" draw:text-style-name="P13" draw:layer="layout" draw:line-skew="6.519cm" svg:x1="9.344cm" svg:y1="76.755cm" svg:x2="24.34cm" svg:y2="75.125cm" draw:start-shape="id126" draw:start-glue-point="1" draw:end-shape="id127" draw:end-glue-point="3" svg:d="M9344 76755h14008v-1630h988" svg:viewBox="0 0 14997 1631">
          <text:p/>
        </draw:connector>
        <draw:custom-shape draw:style-name="gr15" draw:text-style-name="P12" xml:id="id129" draw:id="id129" draw:layer="layout" svg:width="2.286cm" svg:height="2.286cm" svg:x="16.872cm" svg:y="73.417cm">
          <text:p text:style-name="P11"><text:span text:style-name="T6">==</text:span></text:p>
          <text:p text:style-name="P11"><text:span text:style-name="T8">C_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draw:line-skew="-1.942cm" svg:x1="9.332cm" svg:y1="73.863cm" svg:x2="16.872cm" svg:y2="74.56cm" draw:start-shape="id128" draw:start-glue-point="1" draw:end-shape="id129" draw:end-glue-point="5" svg:d="M9332 73863h1828v697h5712" svg:viewBox="0 0 7541 698">
          <text:p/>
        </draw:connector>
        <draw:connector draw:style-name="gr13" draw:text-style-name="P13" draw:layer="layout" svg:x1="9.336cm" svg:y1="72.259cm" svg:x2="19.158cm" svg:y2="74.56cm" draw:start-shape="id94" draw:start-glue-point="1" draw:end-shape="id129" draw:end-glue-point="7" svg:d="M9336 72259h10324v2301h-502" svg:viewBox="0 0 10325 2302">
          <text:p/>
        </draw:connector>
        <draw:custom-shape draw:style-name="gr24" draw:text-style-name="P18" xml:id="id117" draw:id="id117" draw:layer="layout" svg:width="3.743cm" svg:height="0.943cm" svg:x="50.978cm" svg:y="72.309cm">
          <text:p text:style-name="P17"><text:span text:style-name="T10">0: CONST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xml:id="id47" draw:id="id47" draw:layer="layout" svg:width="4.354cm" svg:height="1.575cm" svg:x="15.867cm" svg:y="46.509cm">
          <text:p text:style-name="P19"><text:span text:style-name="T11">SPENDAUTHG</text:span><text:span text:style-name="T12">:</text:span></text:p>
          <text:p text:style-name="P19"><text:span text:style-name="T12">CONST</text:span></text:p>
          <draw:enhanced-geometry svg:viewBox="0 0 21600 21600" draw:type="rectangle" draw:enhanced-path="M 0 0 L 21600 0 21600 21600 0 21600 0 0 Z N"/>
        </draw:custom-shape>
        <draw:frame draw:style-name="gr26" draw:text-style-name="P22" draw:layer="layout" svg:width="5.842cm" svg:height="0.886cm" svg:x="53.507cm" svg:y="23.052cm">
          <draw:text-box>
            <text:p text:style-name="P21"><text:span text:style-name="T6">deriv</text:span><text:span text:style-name="T6">ed_pk</text:span><text:span text:style-name="T6">_d_a</text:span></text:p>
          </draw:text-box>
        </draw:frame>
        <draw:custom-shape draw:style-name="gr15" draw:text-style-name="P12" xml:id="id131" draw:id="id131" draw:layer="layout" svg:width="2.286cm" svg:height="2.286cm" svg:x="58.58cm" svg:y="68.133cm">
          <text:p text:style-name="P11"><text:span text:style-name="T6">==</text:span></text:p>
          <text:p text:style-name="P11"><text:span text:style-name="T8">ACC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14" xml:id="id130" draw:id="id130" draw:layer="layout" svg:x1="4.641cm" svg:y1="69.959cm" svg:x2="9.34cm" svg:y2="69.959cm">
          <text:p text:style-name="P7"><text:span text:style-name="T7">ACCB</text:span></text:p>
        </draw:line>
        <draw:line draw:style-name="gr4" draw:text-style-name="P8" xml:id="id132" draw:id="id132" draw:layer="layout" svg:x1="4.629cm" svg:y1="70.76cm" svg:x2="9.328cm" svg:y2="70.76cm">
          <text:p text:style-name="P7"><text:span text:style-name="T4">acc_b</text:span></text:p>
        </draw:line>
        <draw:connector draw:style-name="gr16" draw:text-style-name="P13" draw:layer="layout" draw:line-skew="18.983cm" svg:x1="9.34cm" svg:y1="69.959cm" svg:x2="58.58cm" svg:y2="69.276cm" draw:start-shape="id130" draw:start-glue-point="1" draw:end-shape="id131" draw:end-glue-point="5" svg:d="M9340 69959h43603v-683h5637" svg:viewBox="0 0 49241 684">
          <text:p/>
        </draw:connector>
        <draw:connector draw:style-name="gr13" draw:text-style-name="P13" draw:layer="layout" draw:line-skew="-0.713cm" svg:x1="9.328cm" svg:y1="70.76cm" svg:x2="60.866cm" svg:y2="69.276cm" draw:start-shape="id132" draw:start-glue-point="1" draw:end-shape="id131" draw:end-glue-point="7" svg:d="M9328 70760v-37h52040v-1447h-502" svg:viewBox="0 0 52041 1485">
          <text:p/>
        </draw:connector>
        <draw:line draw:style-name="gr14" draw:text-style-name="P14" xml:id="id133" draw:id="id133" draw:layer="layout" svg:x1="4.633cm" svg:y1="85.672cm" svg:x2="9.332cm" svg:y2="85.672cm">
          <text:p text:style-name="P7"><text:span text:style-name="T7">ACCC</text:span></text:p>
        </draw:line>
        <draw:line draw:style-name="gr4" draw:text-style-name="P8" xml:id="id135" draw:id="id135" draw:layer="layout" svg:x1="4.621cm" svg:y1="86.573cm" svg:x2="9.32cm" svg:y2="86.573cm">
          <text:p text:style-name="P7"><text:span text:style-name="T4">acc_c</text:span></text:p>
        </draw:line>
        <draw:custom-shape draw:style-name="gr15" draw:text-style-name="P12" xml:id="id134" draw:id="id134" draw:layer="layout" svg:width="2.286cm" svg:height="2.286cm" svg:x="64.78cm" svg:y="83.634cm">
          <text:p text:style-name="P11"><text:span text:style-name="T6">==</text:span></text:p>
          <text:p text:style-name="P11"><text:span text:style-name="T8">ACC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draw:line-skew="26.551cm" svg:x1="9.332cm" svg:y1="85.672cm" svg:x2="64.78cm" svg:y2="84.777cm" draw:start-shape="id133" draw:start-glue-point="1" draw:end-shape="id134" draw:end-glue-point="5" svg:d="M9332 85672h54275v-895h1173" svg:viewBox="0 0 55449 896">
          <text:p/>
        </draw:connector>
        <draw:connector draw:style-name="gr13" draw:text-style-name="P13" draw:layer="layout" svg:x1="9.32cm" svg:y1="86.573cm" svg:x2="67.066cm" svg:y2="84.777cm" draw:start-shape="id135" draw:start-glue-point="1" draw:end-shape="id134" draw:end-glue-point="7" svg:d="M9320 86573h58248v-1796h-502" svg:viewBox="0 0 58249 179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8.9cm" fo:page-height="8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30T08:23:39.237931790</meta:creation-date>
    <dc:date>2023-01-12T01:29:07.891582434</dc:date>
    <meta:editing-duration>P1DT6H20M43S</meta:editing-duration>
    <meta:editing-cycles>70</meta:editing-cycles>
    <meta:generator>LibreOffice/7.3.7.2$Linux_X86_64 LibreOffice_project/30$Build-2</meta:generator>
    <meta:document-statistic meta:object-count="251"/>
  </office:meta>
</office:document-meta>
</file>